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ample" table:style-name="ta1">
        <table:shapes>
          <draw:frame draw:z-index="0" draw:style-name="gr1" draw:text-style-name="P1" svg:width="6.3055in" svg:height="3.5453in" svg:x="9.1067in" svg:y="10.5933in">
            <draw:object draw:notify-on-update-of-ranges="example.A1:example.A81 example.B1:example.B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55in" svg:height="3.5453in" svg:x="9.5394in" svg:y="0.1465in">
            <draw:object draw:notify-on-update-of-ranges="example.A1:example.A81 example.B1:example.B81 example.C1:example.C81 example.D1:example.D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55in" svg:height="3.5453in" svg:x="9.561in" svg:y="3.9004in">
            <draw:object draw:notify-on-update-of-ranges="example.A1:example.A81 example.E1:example.E81 example.F1:example.F81 example.G1:example.G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301073" calcext:value-type="float">
            <text:p>3.01073E-05</text:p>
          </table:table-cell>
          <table:table-cell office:value-type="float" office:value="0.00179505" calcext:value-type="float">
            <text:p>0.00179505</text:p>
          </table:table-cell>
          <table:table-cell office:value-type="float" office:value="0.0708929" calcext:value-type="float">
            <text:p>0.0708929</text:p>
          </table:table-cell>
          <table:table-cell office:value-type="float" office:value="0.000606393" calcext:value-type="float">
            <text:p>0.000606393</text:p>
          </table:table-cell>
          <table:table-cell office:value-type="float" office:value="0.0354411" calcext:value-type="float">
            <text:p>0.0354411</text:p>
          </table:table-cell>
          <table:table-cell office:value-type="float" office:value="1.34303" calcext:value-type="float">
            <text:p>1.3430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236325" calcext:value-type="float">
            <text:p>0.000236325</text:p>
          </table:table-cell>
          <table:table-cell office:value-type="float" office:value="0.00699956" calcext:value-type="float">
            <text:p>0.00699956</text:p>
          </table:table-cell>
          <table:table-cell office:value-type="float" office:value="0.136402" calcext:value-type="float">
            <text:p>0.136402</text:p>
          </table:table-cell>
          <table:table-cell office:value-type="float" office:value="0.00448201" calcext:value-type="float">
            <text:p>0.00448201</text:p>
          </table:table-cell>
          <table:table-cell office:value-type="float" office:value="0.127235" calcext:value-type="float">
            <text:p>0.127235</text:p>
          </table:table-cell>
          <table:table-cell office:value-type="float" office:value="2.26195" calcext:value-type="float">
            <text:p>2.2619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782454" calcext:value-type="float">
            <text:p>0.000782454</text:p>
          </table:table-cell>
          <table:table-cell office:value-type="float" office:value="0.0153478" calcext:value-type="float">
            <text:p>0.0153478</text:p>
          </table:table-cell>
          <table:table-cell office:value-type="float" office:value="0.196664" calcext:value-type="float">
            <text:p>0.196664</text:p>
          </table:table-cell>
          <table:table-cell office:value-type="float" office:value="0.013934" calcext:value-type="float">
            <text:p>0.013934</text:p>
          </table:table-cell>
          <table:table-cell office:value-type="float" office:value="0.255353" calcext:value-type="float">
            <text:p>0.255353</text:p>
          </table:table-cell>
          <table:table-cell office:value-type="float" office:value="2.80387" calcext:value-type="float">
            <text:p>2.8038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181918" calcext:value-type="float">
            <text:p>0.00181918</text:p>
          </table:table-cell>
          <table:table-cell office:value-type="float" office:value="0.0265808" calcext:value-type="float">
            <text:p>0.0265808</text:p>
          </table:table-cell>
          <table:table-cell office:value-type="float" office:value="0.251818" calcext:value-type="float">
            <text:p>0.251818</text:p>
          </table:table-cell>
          <table:table-cell office:value-type="float" office:value="0.0303269" calcext:value-type="float">
            <text:p>0.0303269</text:p>
          </table:table-cell>
          <table:table-cell office:value-type="float" office:value="0.402124" calcext:value-type="float">
            <text:p>0.402124</text:p>
          </table:table-cell>
          <table:table-cell office:value-type="float" office:value="3.01593" calcext:value-type="float">
            <text:p>3.0159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48441" calcext:value-type="float">
            <text:p>0.00348441</text:p>
          </table:table-cell>
          <table:table-cell office:value-type="float" office:value="0.0404468" calcext:value-type="float">
            <text:p>0.0404468</text:p>
          </table:table-cell>
          <table:table-cell office:value-type="float" office:value="0.302003" calcext:value-type="float">
            <text:p>0.302003</text:p>
          </table:table-cell>
          <table:table-cell office:value-type="float" office:value="0.0542007" calcext:value-type="float">
            <text:p>0.0542007</text:p>
          </table:table-cell>
          <table:table-cell office:value-type="float" office:value="0.552234" calcext:value-type="float">
            <text:p>0.552234</text:p>
          </table:table-cell>
          <table:table-cell office:value-type="float" office:value="2.94525" calcext:value-type="float">
            <text:p>2.945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90365" calcext:value-type="float">
            <text:p>0.00590365</text:p>
          </table:table-cell>
          <table:table-cell office:value-type="float" office:value="0.0567006" calcext:value-type="float">
            <text:p>0.0567006</text:p>
          </table:table-cell>
          <table:table-cell office:value-type="float" office:value="0.347355" calcext:value-type="float">
            <text:p>0.347355</text:p>
          </table:table-cell>
          <table:table-cell office:value-type="float" office:value="0.0853886" calcext:value-type="float">
            <text:p>0.0853886</text:p>
          </table:table-cell>
          <table:table-cell office:value-type="float" office:value="0.692722" calcext:value-type="float">
            <text:p>0.692722</text:p>
          </table:table-cell>
          <table:table-cell office:value-type="float" office:value="2.63894" calcext:value-type="float">
            <text:p>2.6389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919029" calcext:value-type="float">
            <text:p>0.00919029</text:p>
          </table:table-cell>
          <table:table-cell office:value-type="float" office:value="0.075104" calcext:value-type="float">
            <text:p>0.075104</text:p>
          </table:table-cell>
          <table:table-cell office:value-type="float" office:value="0.388013" calcext:value-type="float">
            <text:p>0.388013</text:p>
          </table:table-cell>
          <table:table-cell office:value-type="float" office:value="0.123135" calcext:value-type="float">
            <text:p>0.123135</text:p>
          </table:table-cell>
          <table:table-cell office:value-type="float" office:value="0.812986" calcext:value-type="float">
            <text:p>0.812986</text:p>
          </table:table-cell>
          <table:table-cell office:value-type="float" office:value="2.14414" calcext:value-type="float">
            <text:p>2.1441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3446" calcext:value-type="float">
            <text:p>0.013446</text:p>
          </table:table-cell>
          <table:table-cell office:value-type="float" office:value="0.0954259" calcext:value-type="float">
            <text:p>0.0954259</text:p>
          </table:table-cell>
          <table:table-cell office:value-type="float" office:value="0.424115" calcext:value-type="float">
            <text:p>0.424115</text:p>
          </table:table-cell>
          <table:table-cell office:value-type="float" office:value="0.166211" calcext:value-type="float">
            <text:p>0.166211</text:p>
          </table:table-cell>
          <table:table-cell office:value-type="float" office:value="0.90478" calcext:value-type="float">
            <text:p>0.90478</text:p>
          </table:table-cell>
          <table:table-cell office:value-type="float" office:value="1.50797" calcext:value-type="float">
            <text:p>1.5079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87611" calcext:value-type="float">
            <text:p>0.0187611</text:p>
          </table:table-cell>
          <table:table-cell office:value-type="float" office:value="0.117442" calcext:value-type="float">
            <text:p>0.117442</text:p>
          </table:table-cell>
          <table:table-cell office:value-type="float" office:value="0.4558" calcext:value-type="float">
            <text:p>0.4558</text:p>
          </table:table-cell>
          <table:table-cell office:value-type="float" office:value="0.213038" calcext:value-type="float">
            <text:p>0.213038</text:p>
          </table:table-cell>
          <table:table-cell office:value-type="float" office:value="0.962212" calcext:value-type="float">
            <text:p>0.962212</text:p>
          </table:table-cell>
          <table:table-cell office:value-type="float" office:value="0.777549" calcext:value-type="float">
            <text:p>0.77754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52148" calcext:value-type="float">
            <text:p>0.0252148</text:p>
          </table:table-cell>
          <table:table-cell office:value-type="float" office:value="0.140935" calcext:value-type="float">
            <text:p>0.140935</text:p>
          </table:table-cell>
          <table:table-cell office:value-type="float" office:value="0.483204" calcext:value-type="float">
            <text:p>0.483204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981749" calcext:value-type="float">
            <text:p>0.981749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328757" calcext:value-type="float">
            <text:p>0.0328757</text:p>
          </table:table-cell>
          <table:table-cell office:value-type="float" office:value="0.165693" calcext:value-type="float">
            <text:p>0.165693</text:p>
          </table:table-cell>
          <table:table-cell office:value-type="float" office:value="0.506467" calcext:value-type="float">
            <text:p>0.506467</text:p>
          </table:table-cell>
          <table:table-cell office:value-type="float" office:value="0.310561" calcext:value-type="float">
            <text:p>0.310561</text:p>
          </table:table-cell>
          <table:table-cell office:value-type="float" office:value="0.962213" calcext:value-type="float">
            <text:p>0.962213</text:p>
          </table:table-cell>
          <table:table-cell office:value-type="float" office:value="-0.77754" calcext:value-type="float">
            <text:p>-0.7775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418019" calcext:value-type="float">
            <text:p>0.0418019</text:p>
          </table:table-cell>
          <table:table-cell office:value-type="float" office:value="0.191515" calcext:value-type="float">
            <text:p>0.191515</text:p>
          </table:table-cell>
          <table:table-cell office:value-type="float" office:value="0.525726" calcext:value-type="float">
            <text:p>0.525726</text:p>
          </table:table-cell>
          <table:table-cell office:value-type="float" office:value="0.357388" calcext:value-type="float">
            <text:p>0.357388</text:p>
          </table:table-cell>
          <table:table-cell office:value-type="float" office:value="0.904781" calcext:value-type="float">
            <text:p>0.904781</text:p>
          </table:table-cell>
          <table:table-cell office:value-type="float" office:value="-1.50796" calcext:value-type="float">
            <text:p>-1.5079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520416" calcext:value-type="float">
            <text:p>0.0520416</text:p>
          </table:table-cell>
          <table:table-cell office:value-type="float" office:value="0.218202" calcext:value-type="float">
            <text:p>0.218202</text:p>
          </table:table-cell>
          <table:table-cell office:value-type="float" office:value="0.54112" calcext:value-type="float">
            <text:p>0.54112</text:p>
          </table:table-cell>
          <table:table-cell office:value-type="float" office:value="0.400465" calcext:value-type="float">
            <text:p>0.400465</text:p>
          </table:table-cell>
          <table:table-cell office:value-type="float" office:value="0.812988" calcext:value-type="float">
            <text:p>0.812988</text:p>
          </table:table-cell>
          <table:table-cell office:value-type="float" office:value="-2.14413" calcext:value-type="float">
            <text:p>-2.1441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636333" calcext:value-type="float">
            <text:p>0.0636333</text:p>
          </table:table-cell>
          <table:table-cell office:value-type="float" office:value="0.245564" calcext:value-type="float">
            <text:p>0.245564</text:p>
          </table:table-cell>
          <table:table-cell office:value-type="float" office:value="0.552786" calcext:value-type="float">
            <text:p>0.552786</text:p>
          </table:table-cell>
          <table:table-cell office:value-type="float" office:value="0.438211" calcext:value-type="float">
            <text:p>0.438211</text:p>
          </table:table-cell>
          <table:table-cell office:value-type="float" office:value="0.692724" calcext:value-type="float">
            <text:p>0.692724</text:p>
          </table:table-cell>
          <table:table-cell office:value-type="float" office:value="-2.63894" calcext:value-type="float">
            <text:p>-2.6389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766062" calcext:value-type="float">
            <text:p>0.0766062</text:p>
          </table:table-cell>
          <table:table-cell office:value-type="float" office:value="0.27342" calcext:value-type="float">
            <text:p>0.27342</text:p>
          </table:table-cell>
          <table:table-cell office:value-type="float" office:value="0.560862" calcext:value-type="float">
            <text:p>0.560862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552235" calcext:value-type="float">
            <text:p>0.552235</text:p>
          </table:table-cell>
          <table:table-cell office:value-type="float" office:value="-2.94524" calcext:value-type="float">
            <text:p>-2.9452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909806" calcext:value-type="float">
            <text:p>0.0909806</text:p>
          </table:table-cell>
          <table:table-cell office:value-type="float" office:value="0.301593" calcext:value-type="float">
            <text:p>0.301593</text:p>
          </table:table-cell>
          <table:table-cell office:value-type="float" office:value="0.565487" calcext:value-type="float">
            <text:p>0.565487</text:p>
          </table:table-cell>
          <table:table-cell office:value-type="float" office:value="0.493273" calcext:value-type="float">
            <text:p>0.493273</text:p>
          </table:table-cell>
          <table:table-cell office:value-type="float" office:value="0.402126" calcext:value-type="float">
            <text:p>0.402126</text:p>
          </table:table-cell>
          <table:table-cell office:value-type="float" office:value="-3.01593" calcext:value-type="float">
            <text:p>-3.0159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06768" calcext:value-type="float">
            <text:p>0.106768</text:p>
          </table:table-cell>
          <table:table-cell office:value-type="float" office:value="0.329914" calcext:value-type="float">
            <text:p>0.329914</text:p>
          </table:table-cell>
          <table:table-cell office:value-type="float" office:value="0.566799" calcext:value-type="float">
            <text:p>0.566799</text:p>
          </table:table-cell>
          <table:table-cell office:value-type="float" office:value="0.509666" calcext:value-type="float">
            <text:p>0.509666</text:p>
          </table:table-cell>
          <table:table-cell office:value-type="float" office:value="0.255355" calcext:value-type="float">
            <text:p>0.255355</text:p>
          </table:table-cell>
          <table:table-cell office:value-type="float" office:value="-2.80388" calcext:value-type="float">
            <text:p>-2.8038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23972" calcext:value-type="float">
            <text:p>0.123972</text:p>
          </table:table-cell>
          <table:table-cell office:value-type="float" office:value="0.35822" calcext:value-type="float">
            <text:p>0.35822</text:p>
          </table:table-cell>
          <table:table-cell office:value-type="float" office:value="0.564935" calcext:value-type="float">
            <text:p>0.564935</text:p>
          </table:table-cell>
          <table:table-cell office:value-type="float" office:value="0.519118" calcext:value-type="float">
            <text:p>0.519118</text:p>
          </table:table-cell>
          <table:table-cell office:value-type="float" office:value="0.127236" calcext:value-type="float">
            <text:p>0.127236</text:p>
          </table:table-cell>
          <table:table-cell office:value-type="float" office:value="-2.26196" calcext:value-type="float">
            <text:p>-2.2619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142587" calcext:value-type="float">
            <text:p>0.142587</text:p>
          </table:table-cell>
          <table:table-cell office:value-type="float" office:value="0.386357" calcext:value-type="float">
            <text:p>0.386357</text:p>
          </table:table-cell>
          <table:table-cell office:value-type="float" office:value="0.560034" calcext:value-type="float">
            <text:p>0.560034</text:p>
          </table:table-cell>
          <table:table-cell office:value-type="float" office:value="0.522994" calcext:value-type="float">
            <text:p>0.522994</text:p>
          </table:table-cell>
          <table:table-cell office:value-type="float" office:value="0.035442" calcext:value-type="float">
            <text:p>0.035442</text:p>
          </table:table-cell>
          <table:table-cell office:value-type="float" office:value="-1.34305" calcext:value-type="float">
            <text:p>-1.343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2602" calcext:value-type="float">
            <text:p>0.162602</text:p>
          </table:table-cell>
          <table:table-cell office:value-type="float" office:value="0.414175" calcext:value-type="float">
            <text:p>0.414175</text:p>
          </table:table-cell>
          <table:table-cell office:value-type="float" office:value="0.552234" calcext:value-type="float">
            <text:p>0.552234</text:p>
          </table:table-cell>
          <table:table-cell office:value-type="float" office:value="0.523602" calcext:value-type="float">
            <text:p>0.523602</text:p>
          </table:table-cell>
          <table:table-cell office:value-type="float" office:value="0.000008" calcext:value-type="float">
            <text:p>8E-06</text:p>
          </table:table-cell>
          <table:table-cell office:value-type="float" office:value="2.58567" calcext:value-type="float">
            <text:p>2.58567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183997" calcext:value-type="float">
            <text:p>0.183997</text:p>
          </table:table-cell>
          <table:table-cell office:value-type="float" office:value="0.441534" calcext:value-type="float">
            <text:p>0.441534</text:p>
          </table:table-cell>
          <table:table-cell office:value-type="float" office:value="0.541673" calcext:value-type="float">
            <text:p>0.541673</text:p>
          </table:table-cell>
          <table:table-cell office:value-type="float" office:value="0.523578" calcext:value-type="float">
            <text:p>0.523578</text:p>
          </table:table-cell>
          <table:table-cell office:value-type="float" office:value="-0.00139775" calcext:value-type="float">
            <text:p>-0.00139775</text:p>
          </table:table-cell>
          <table:table-cell office:value-type="float" office:value="2.64097" calcext:value-type="float">
            <text:p>2.6409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06746" calcext:value-type="float">
            <text:p>0.206746</text:p>
          </table:table-cell>
          <table:table-cell office:value-type="float" office:value="0.468299" calcext:value-type="float">
            <text:p>0.468299</text:p>
          </table:table-cell>
          <table:table-cell office:value-type="float" office:value="0.528488" calcext:value-type="float">
            <text:p>0.528488</text:p>
          </table:table-cell>
          <table:table-cell office:value-type="float" office:value="0.523418" calcext:value-type="float">
            <text:p>0.523418</text:p>
          </table:table-cell>
          <table:table-cell office:value-type="float" office:value="-0.00542713" calcext:value-type="float">
            <text:p>-0.00542713</text:p>
          </table:table-cell>
          <table:table-cell office:value-type="float" office:value="2.69065" calcext:value-type="float">
            <text:p>2.6906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30815" calcext:value-type="float">
            <text:p>0.230815</text:p>
          </table:table-cell>
          <table:table-cell office:value-type="float" office:value="0.494341" calcext:value-type="float">
            <text:p>0.494341</text:p>
          </table:table-cell>
          <table:table-cell office:value-type="float" office:value="0.512819" calcext:value-type="float">
            <text:p>0.512819</text:p>
          </table:table-cell>
          <table:table-cell office:value-type="float" office:value="0.522997" calcext:value-type="float">
            <text:p>0.522997</text:p>
          </table:table-cell>
          <table:table-cell office:value-type="float" office:value="-0.0118038" calcext:value-type="float">
            <text:p>-0.0118038</text:p>
          </table:table-cell>
          <table:table-cell office:value-type="float" office:value="2.73489" calcext:value-type="float">
            <text:p>2.7348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56166" calcext:value-type="float">
            <text:p>0.256166</text:p>
          </table:table-cell>
          <table:table-cell office:value-type="float" office:value="0.519541" calcext:value-type="float">
            <text:p>0.519541</text:p>
          </table:table-cell>
          <table:table-cell office:value-type="float" office:value="0.494802" calcext:value-type="float">
            <text:p>0.494802</text:p>
          </table:table-cell>
          <table:table-cell office:value-type="float" office:value="0.522203" calcext:value-type="float">
            <text:p>0.522203</text:p>
          </table:table-cell>
          <table:table-cell office:value-type="float" office:value="-0.0202611" calcext:value-type="float">
            <text:p>-0.0202611</text:p>
          </table:table-cell>
          <table:table-cell office:value-type="float" office:value="2.7739" calcext:value-type="float">
            <text:p>2.773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282753" calcext:value-type="float">
            <text:p>0.282753</text:p>
          </table:table-cell>
          <table:table-cell office:value-type="float" office:value="0.543785" calcext:value-type="float">
            <text:p>0.543785</text:p>
          </table:table-cell>
          <table:table-cell office:value-type="float" office:value="0.474577" calcext:value-type="float">
            <text:p>0.474577</text:p>
          </table:table-cell>
          <table:table-cell office:value-type="float" office:value="0.52094" calcext:value-type="float">
            <text:p>0.52094</text:p>
          </table:table-cell>
          <table:table-cell office:value-type="float" office:value="-0.0305421" calcext:value-type="float">
            <text:p>-0.0305421</text:p>
          </table:table-cell>
          <table:table-cell office:value-type="float" office:value="2.80787" calcext:value-type="float">
            <text:p>2.8078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310526" calcext:value-type="float">
            <text:p>0.310526</text:p>
          </table:table-cell>
          <table:table-cell office:value-type="float" office:value="0.566965" calcext:value-type="float">
            <text:p>0.566965</text:p>
          </table:table-cell>
          <table:table-cell office:value-type="float" office:value="0.45228" calcext:value-type="float">
            <text:p>0.45228</text:p>
          </table:table-cell>
          <table:table-cell office:value-type="float" office:value="0.519123" calcext:value-type="float">
            <text:p>0.519123</text:p>
          </table:table-cell>
          <table:table-cell office:value-type="float" office:value="-0.0423995" calcext:value-type="float">
            <text:p>-0.0423995</text:p>
          </table:table-cell>
          <table:table-cell office:value-type="float" office:value="2.83699" calcext:value-type="float">
            <text:p>2.83699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33943" calcext:value-type="float">
            <text:p>0.33943</text:p>
          </table:table-cell>
          <table:table-cell office:value-type="float" office:value="0.588981" calcext:value-type="float">
            <text:p>0.588981</text:p>
          </table:table-cell>
          <table:table-cell office:value-type="float" office:value="0.428051" calcext:value-type="float">
            <text:p>0.428051</text:p>
          </table:table-cell>
          <table:table-cell office:value-type="float" office:value="0.516678" calcext:value-type="float">
            <text:p>0.516678</text:p>
          </table:table-cell>
          <table:table-cell office:value-type="float" office:value="-0.0555957" calcext:value-type="float">
            <text:p>-0.0555957</text:p>
          </table:table-cell>
          <table:table-cell office:value-type="float" office:value="2.86146" calcext:value-type="float">
            <text:p>2.8614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69404" calcext:value-type="float">
            <text:p>0.369404</text:p>
          </table:table-cell>
          <table:table-cell office:value-type="float" office:value="0.60974" calcext:value-type="float">
            <text:p>0.60974</text:p>
          </table:table-cell>
          <table:table-cell office:value-type="float" office:value="0.402027" calcext:value-type="float">
            <text:p>0.402027</text:p>
          </table:table-cell>
          <table:table-cell office:value-type="float" office:value="0.513544" calcext:value-type="float">
            <text:p>0.513544</text:p>
          </table:table-cell>
          <table:table-cell office:value-type="float" office:value="-0.069903" calcext:value-type="float">
            <text:p>-0.069903</text:p>
          </table:table-cell>
          <table:table-cell office:value-type="float" office:value="2.88146" calcext:value-type="float">
            <text:p>2.88146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400382" calcext:value-type="float">
            <text:p>0.400382</text:p>
          </table:table-cell>
          <table:table-cell office:value-type="float" office:value="0.629156" calcext:value-type="float">
            <text:p>0.629156</text:p>
          </table:table-cell>
          <table:table-cell office:value-type="float" office:value="0.374347" calcext:value-type="float">
            <text:p>0.374347</text:p>
          </table:table-cell>
          <table:table-cell office:value-type="float" office:value="0.509673" calcext:value-type="float">
            <text:p>0.509673</text:p>
          </table:table-cell>
          <table:table-cell office:value-type="float" office:value="-0.0851031" calcext:value-type="float">
            <text:p>-0.0851031</text:p>
          </table:table-cell>
          <table:table-cell office:value-type="float" office:value="2.8972" calcext:value-type="float">
            <text:p>2.897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432295" calcext:value-type="float">
            <text:p>0.432295</text:p>
          </table:table-cell>
          <table:table-cell office:value-type="float" office:value="0.647149" calcext:value-type="float">
            <text:p>0.647149</text:p>
          </table:table-cell>
          <table:table-cell office:value-type="float" office:value="0.345147" calcext:value-type="float">
            <text:p>0.345147</text:p>
          </table:table-cell>
          <table:table-cell office:value-type="float" office:value="0.505023" calcext:value-type="float">
            <text:p>0.505023</text:p>
          </table:table-cell>
          <table:table-cell office:value-type="float" office:value="-0.100988" calcext:value-type="float">
            <text:p>-0.100988</text:p>
          </table:table-cell>
          <table:table-cell office:value-type="float" office:value="2.90887" calcext:value-type="float">
            <text:p>2.90887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465072" calcext:value-type="float">
            <text:p>0.465072</text:p>
          </table:table-cell>
          <table:table-cell office:value-type="float" office:value="0.663647" calcext:value-type="float">
            <text:p>0.663647</text:p>
          </table:table-cell>
          <table:table-cell office:value-type="float" office:value="0.314567" calcext:value-type="float">
            <text:p>0.314567</text:p>
          </table:table-cell>
          <table:table-cell office:value-type="float" office:value="0.499566" calcext:value-type="float">
            <text:p>0.499566</text:p>
          </table:table-cell>
          <table:table-cell office:value-type="float" office:value="-0.117358" calcext:value-type="float">
            <text:p>-0.117358</text:p>
          </table:table-cell>
          <table:table-cell office:value-type="float" office:value="2.91666" calcext:value-type="float">
            <text:p>2.9166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498634" calcext:value-type="float">
            <text:p>0.498634</text:p>
          </table:table-cell>
          <table:table-cell office:value-type="float" office:value="0.678585" calcext:value-type="float">
            <text:p>0.678585</text:p>
          </table:table-cell>
          <table:table-cell office:value-type="float" office:value="0.282745" calcext:value-type="float">
            <text:p>0.282745</text:p>
          </table:table-cell>
          <table:table-cell office:value-type="float" office:value="0.493282" calcext:value-type="float">
            <text:p>0.493282</text:p>
          </table:table-cell>
          <table:table-cell office:value-type="float" office:value="-0.134024" calcext:value-type="float">
            <text:p>-0.134024</text:p>
          </table:table-cell>
          <table:table-cell office:value-type="float" office:value="2.92076" calcext:value-type="float">
            <text:p>2.9207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532903" calcext:value-type="float">
            <text:p>0.532903</text:p>
          </table:table-cell>
          <table:table-cell office:value-type="float" office:value="0.691904" calcext:value-type="float">
            <text:p>0.691904</text:p>
          </table:table-cell>
          <table:table-cell office:value-type="float" office:value="0.249818" calcext:value-type="float">
            <text:p>0.249818</text:p>
          </table:table-cell>
          <table:table-cell office:value-type="float" office:value="0.486161" calcext:value-type="float">
            <text:p>0.486161</text:p>
          </table:table-cell>
          <table:table-cell office:value-type="float" office:value="-0.150808" calcext:value-type="float">
            <text:p>-0.150808</text:p>
          </table:table-cell>
          <table:table-cell office:value-type="float" office:value="2.92138" calcext:value-type="float">
            <text:p>2.9213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567797" calcext:value-type="float">
            <text:p>0.567797</text:p>
          </table:table-cell>
          <table:table-cell office:value-type="float" office:value="0.703551" calcext:value-type="float">
            <text:p>0.703551</text:p>
          </table:table-cell>
          <table:table-cell office:value-type="float" office:value="0.215925" calcext:value-type="float">
            <text:p>0.215925</text:p>
          </table:table-cell>
          <table:table-cell office:value-type="float" office:value="0.478202" calcext:value-type="float">
            <text:p>0.478202</text:p>
          </table:table-cell>
          <table:table-cell office:value-type="float" office:value="-0.167539" calcext:value-type="float">
            <text:p>-0.167539</text:p>
          </table:table-cell>
          <table:table-cell office:value-type="float" office:value="2.9187" calcext:value-type="float">
            <text:p>2.918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60323" calcext:value-type="float">
            <text:p>0.60323</text:p>
          </table:table-cell>
          <table:table-cell office:value-type="float" office:value="0.713482" calcext:value-type="float">
            <text:p>0.713482</text:p>
          </table:table-cell>
          <table:table-cell office:value-type="float" office:value="0.181203" calcext:value-type="float">
            <text:p>0.181203</text:p>
          </table:table-cell>
          <table:table-cell office:value-type="float" office:value="0.469411" calcext:value-type="float">
            <text:p>0.469411</text:p>
          </table:table-cell>
          <table:table-cell office:value-type="float" office:value="-0.184058" calcext:value-type="float">
            <text:p>-0.184058</text:p>
          </table:table-cell>
          <table:table-cell office:value-type="float" office:value="2.91291" calcext:value-type="float">
            <text:p>2.9129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639116" calcext:value-type="float">
            <text:p>0.639116</text:p>
          </table:table-cell>
          <table:table-cell office:value-type="float" office:value="0.72166" calcext:value-type="float">
            <text:p>0.72166</text:p>
          </table:table-cell>
          <table:table-cell office:value-type="float" office:value="0.145792" calcext:value-type="float">
            <text:p>0.145792</text:p>
          </table:table-cell>
          <table:table-cell office:value-type="float" office:value="0.459802" calcext:value-type="float">
            <text:p>0.459802</text:p>
          </table:table-cell>
          <table:table-cell office:value-type="float" office:value="-0.200214" calcext:value-type="float">
            <text:p>-0.200214</text:p>
          </table:table-cell>
          <table:table-cell office:value-type="float" office:value="2.90421" calcext:value-type="float">
            <text:p>2.90421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675366" calcext:value-type="float">
            <text:p>0.675366</text:p>
          </table:table-cell>
          <table:table-cell office:value-type="float" office:value="0.728052" calcext:value-type="float">
            <text:p>0.728052</text:p>
          </table:table-cell>
          <table:table-cell office:value-type="float" office:value="0.109828" calcext:value-type="float">
            <text:p>0.109828</text:p>
          </table:table-cell>
          <table:table-cell office:value-type="float" office:value="0.449398" calcext:value-type="float">
            <text:p>0.449398</text:p>
          </table:table-cell>
          <table:table-cell office:value-type="float" office:value="-0.215866" calcext:value-type="float">
            <text:p>-0.215866</text:p>
          </table:table-cell>
          <table:table-cell office:value-type="float" office:value="2.8928" calcext:value-type="float">
            <text:p>2.892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711891" calcext:value-type="float">
            <text:p>0.711891</text:p>
          </table:table-cell>
          <table:table-cell office:value-type="float" office:value="0.732636" calcext:value-type="float">
            <text:p>0.732636</text:p>
          </table:table-cell>
          <table:table-cell office:value-type="float" office:value="0.0734492" calcext:value-type="float">
            <text:p>0.0734492</text:p>
          </table:table-cell>
          <table:table-cell office:value-type="float" office:value="0.438226" calcext:value-type="float">
            <text:p>0.438226</text:p>
          </table:table-cell>
          <table:table-cell office:value-type="float" office:value="-0.230884" calcext:value-type="float">
            <text:p>-0.230884</text:p>
          </table:table-cell>
          <table:table-cell office:value-type="float" office:value="2.87887" calcext:value-type="float">
            <text:p>2.87887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748599" calcext:value-type="float">
            <text:p>0.748599</text:p>
          </table:table-cell>
          <table:table-cell office:value-type="float" office:value="0.735393" calcext:value-type="float">
            <text:p>0.735393</text:p>
          </table:table-cell>
          <table:table-cell office:value-type="float" office:value="0.0367949" calcext:value-type="float">
            <text:p>0.0367949</text:p>
          </table:table-cell>
          <table:table-cell office:value-type="float" office:value="0.426322" calcext:value-type="float">
            <text:p>0.426322</text:p>
          </table:table-cell>
          <table:table-cell office:value-type="float" office:value="-0.245147" calcext:value-type="float">
            <text:p>-0.245147</text:p>
          </table:table-cell>
          <table:table-cell office:value-type="float" office:value="2.86262" calcext:value-type="float">
            <text:p>2.862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5399" calcext:value-type="float">
            <text:p>0.785399</text:p>
          </table:table-cell>
          <table:table-cell office:value-type="float" office:value="0.736313" calcext:value-type="float">
            <text:p>0.736313</text:p>
          </table:table-cell>
          <table:table-cell office:value-type="float" office:value="0.0000024" calcext:value-type="float">
            <text:p>2.4E-06</text:p>
          </table:table-cell>
          <table:table-cell office:value-type="float" office:value="0.413726" calcext:value-type="float">
            <text:p>0.413726</text:p>
          </table:table-cell>
          <table:table-cell office:value-type="float" office:value="-0.258542" calcext:value-type="float">
            <text:p>-0.258542</text:p>
          </table:table-cell>
          <table:table-cell office:value-type="float" office:value="2.84422" calcext:value-type="float">
            <text:p>2.84422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735393" calcext:value-type="float">
            <text:p>0.735393</text:p>
          </table:table-cell>
          <table:table-cell office:value-type="float" office:value="-0.0367901" calcext:value-type="float">
            <text:p>-0.0367901</text:p>
          </table:table-cell>
          <table:table-cell office:value-type="float" office:value="0.400484" calcext:value-type="float">
            <text:p>0.400484</text:p>
          </table:table-cell>
          <table:table-cell office:value-type="float" office:value="-0.270969" calcext:value-type="float">
            <text:p>-0.270969</text:p>
          </table:table-cell>
          <table:table-cell office:value-type="float" office:value="2.82389" calcext:value-type="float">
            <text:p>2.8238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858908" calcext:value-type="float">
            <text:p>0.858908</text:p>
          </table:table-cell>
          <table:table-cell office:value-type="float" office:value="0.732636" calcext:value-type="float">
            <text:p>0.732636</text:p>
          </table:table-cell>
          <table:table-cell office:value-type="float" office:value="-0.0734444" calcext:value-type="float">
            <text:p>-0.0734444</text:p>
          </table:table-cell>
          <table:table-cell office:value-type="float" office:value="0.386647" calcext:value-type="float">
            <text:p>0.386647</text:p>
          </table:table-cell>
          <table:table-cell office:value-type="float" office:value="-0.282334" calcext:value-type="float">
            <text:p>-0.282334</text:p>
          </table:table-cell>
          <table:table-cell office:value-type="float" office:value="2.80182" calcext:value-type="float">
            <text:p>2.80182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895433" calcext:value-type="float">
            <text:p>0.895433</text:p>
          </table:table-cell>
          <table:table-cell office:value-type="float" office:value="0.728053" calcext:value-type="float">
            <text:p>0.728053</text:p>
          </table:table-cell>
          <table:table-cell office:value-type="float" office:value="-0.109823" calcext:value-type="float">
            <text:p>-0.109823</text:p>
          </table:table-cell>
          <table:table-cell office:value-type="float" office:value="0.37227" calcext:value-type="float">
            <text:p>0.37227</text:p>
          </table:table-cell>
          <table:table-cell office:value-type="float" office:value="-0.292557" calcext:value-type="float">
            <text:p>-0.292557</text:p>
          </table:table-cell>
          <table:table-cell office:value-type="float" office:value="2.77819" calcext:value-type="float">
            <text:p>2.7781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931683" calcext:value-type="float">
            <text:p>0.931683</text:p>
          </table:table-cell>
          <table:table-cell office:value-type="float" office:value="0.721661" calcext:value-type="float">
            <text:p>0.721661</text:p>
          </table:table-cell>
          <table:table-cell office:value-type="float" office:value="-0.145787" calcext:value-type="float">
            <text:p>-0.145787</text:p>
          </table:table-cell>
          <table:table-cell office:value-type="float" office:value="0.357412" calcext:value-type="float">
            <text:p>0.357412</text:p>
          </table:table-cell>
          <table:table-cell office:value-type="float" office:value="-0.301563" calcext:value-type="float">
            <text:p>-0.301563</text:p>
          </table:table-cell>
          <table:table-cell office:value-type="float" office:value="2.75321" calcext:value-type="float">
            <text:p>2.75321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967569" calcext:value-type="float">
            <text:p>0.967569</text:p>
          </table:table-cell>
          <table:table-cell office:value-type="float" office:value="0.713484" calcext:value-type="float">
            <text:p>0.713484</text:p>
          </table:table-cell>
          <table:table-cell office:value-type="float" office:value="-0.181199" calcext:value-type="float">
            <text:p>-0.181199</text:p>
          </table:table-cell>
          <table:table-cell office:value-type="float" office:value="0.342135" calcext:value-type="float">
            <text:p>0.342135</text:p>
          </table:table-cell>
          <table:table-cell office:value-type="float" office:value="-0.30929" calcext:value-type="float">
            <text:p>-0.30929</text:p>
          </table:table-cell>
          <table:table-cell office:value-type="float" office:value="2.72706" calcext:value-type="float">
            <text:p>2.7270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003" calcext:value-type="float">
            <text:p>1.003</text:p>
          </table:table-cell>
          <table:table-cell office:value-type="float" office:value="0.703552" calcext:value-type="float">
            <text:p>0.703552</text:p>
          </table:table-cell>
          <table:table-cell office:value-type="float" office:value="-0.21592" calcext:value-type="float">
            <text:p>-0.21592</text:p>
          </table:table-cell>
          <table:table-cell office:value-type="float" office:value="0.326505" calcext:value-type="float">
            <text:p>0.326505</text:p>
          </table:table-cell>
          <table:table-cell office:value-type="float" office:value="-0.315684" calcext:value-type="float">
            <text:p>-0.315684</text:p>
          </table:table-cell>
          <table:table-cell office:value-type="float" office:value="2.69994" calcext:value-type="float">
            <text:p>2.69994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.0379" calcext:value-type="float">
            <text:p>1.0379</text:p>
          </table:table-cell>
          <table:table-cell office:value-type="float" office:value="0.691905" calcext:value-type="float">
            <text:p>0.691905</text:p>
          </table:table-cell>
          <table:table-cell office:value-type="float" office:value="-0.249813" calcext:value-type="float">
            <text:p>-0.249813</text:p>
          </table:table-cell>
          <table:table-cell office:value-type="float" office:value="0.310589" calcext:value-type="float">
            <text:p>0.310589</text:p>
          </table:table-cell>
          <table:table-cell office:value-type="float" office:value="-0.320703" calcext:value-type="float">
            <text:p>-0.320703</text:p>
          </table:table-cell>
          <table:table-cell office:value-type="float" office:value="2.67205" calcext:value-type="float">
            <text:p>2.6720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07216" calcext:value-type="float">
            <text:p>1.07216</text:p>
          </table:table-cell>
          <table:table-cell office:value-type="float" office:value="0.678587" calcext:value-type="float">
            <text:p>0.678587</text:p>
          </table:table-cell>
          <table:table-cell office:value-type="float" office:value="-0.28274" calcext:value-type="float">
            <text:p>-0.28274</text:p>
          </table:table-cell>
          <table:table-cell office:value-type="float" office:value="0.294458" calcext:value-type="float">
            <text:p>0.294458</text:p>
          </table:table-cell>
          <table:table-cell office:value-type="float" office:value="-0.324311" calcext:value-type="float">
            <text:p>-0.324311</text:p>
          </table:table-cell>
          <table:table-cell office:value-type="float" office:value="2.64357" calcext:value-type="float">
            <text:p>2.64357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.10573" calcext:value-type="float">
            <text:p>1.10573</text:p>
          </table:table-cell>
          <table:table-cell office:value-type="float" office:value="0.66365" calcext:value-type="float">
            <text:p>0.66365</text:p>
          </table:table-cell>
          <table:table-cell office:value-type="float" office:value="-0.314563" calcext:value-type="float">
            <text:p>-0.314563</text:p>
          </table:table-cell>
          <table:table-cell office:value-type="float" office:value="0.278182" calcext:value-type="float">
            <text:p>0.278182</text:p>
          </table:table-cell>
          <table:table-cell office:value-type="float" office:value="-0.326485" calcext:value-type="float">
            <text:p>-0.326485</text:p>
          </table:table-cell>
          <table:table-cell office:value-type="float" office:value="2.61471" calcext:value-type="float">
            <text:p>2.6147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1385" calcext:value-type="float">
            <text:p>1.1385</text:p>
          </table:table-cell>
          <table:table-cell office:value-type="float" office:value="0.647152" calcext:value-type="float">
            <text:p>0.647152</text:p>
          </table:table-cell>
          <table:table-cell office:value-type="float" office:value="-0.345143" calcext:value-type="float">
            <text:p>-0.345143</text:p>
          </table:table-cell>
          <table:table-cell office:value-type="float" office:value="0.261834" calcext:value-type="float">
            <text:p>0.261834</text:p>
          </table:table-cell>
          <table:table-cell office:value-type="float" office:value="-0.327211" calcext:value-type="float">
            <text:p>-0.327211</text:p>
          </table:table-cell>
          <table:table-cell office:value-type="float" office:value="2.58565" calcext:value-type="float">
            <text:p>2.58565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.17042" calcext:value-type="float">
            <text:p>1.17042</text:p>
          </table:table-cell>
          <table:table-cell office:value-type="float" office:value="0.629158" calcext:value-type="float">
            <text:p>0.629158</text:p>
          </table:table-cell>
          <table:table-cell office:value-type="float" office:value="-0.374342" calcext:value-type="float">
            <text:p>-0.374342</text:p>
          </table:table-cell>
          <table:table-cell office:value-type="float" office:value="0.245485" calcext:value-type="float">
            <text:p>0.245485</text:p>
          </table:table-cell>
          <table:table-cell office:value-type="float" office:value="-0.326482" calcext:value-type="float">
            <text:p>-0.326482</text:p>
          </table:table-cell>
          <table:table-cell office:value-type="float" office:value="2.55659" calcext:value-type="float">
            <text:p>2.5565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2014" calcext:value-type="float">
            <text:p>1.2014</text:p>
          </table:table-cell>
          <table:table-cell office:value-type="float" office:value="0.609743" calcext:value-type="float">
            <text:p>0.609743</text:p>
          </table:table-cell>
          <table:table-cell office:value-type="float" office:value="-0.402022" calcext:value-type="float">
            <text:p>-0.402022</text:p>
          </table:table-cell>
          <table:table-cell office:value-type="float" office:value="0.22921" calcext:value-type="float">
            <text:p>0.22921</text:p>
          </table:table-cell>
          <table:table-cell office:value-type="float" office:value="-0.324305" calcext:value-type="float">
            <text:p>-0.324305</text:p>
          </table:table-cell>
          <table:table-cell office:value-type="float" office:value="2.52773" calcext:value-type="float">
            <text:p>2.52773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1.23137" calcext:value-type="float">
            <text:p>1.23137</text:p>
          </table:table-cell>
          <table:table-cell office:value-type="float" office:value="0.588984" calcext:value-type="float">
            <text:p>0.588984</text:p>
          </table:table-cell>
          <table:table-cell office:value-type="float" office:value="-0.428046" calcext:value-type="float">
            <text:p>-0.428046</text:p>
          </table:table-cell>
          <table:table-cell office:value-type="float" office:value="0.213079" calcext:value-type="float">
            <text:p>0.213079</text:p>
          </table:table-cell>
          <table:table-cell office:value-type="float" office:value="-0.320694" calcext:value-type="float">
            <text:p>-0.320694</text:p>
          </table:table-cell>
          <table:table-cell office:value-type="float" office:value="2.49925" calcext:value-type="float">
            <text:p>2.4992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26027" calcext:value-type="float">
            <text:p>1.26027</text:p>
          </table:table-cell>
          <table:table-cell office:value-type="float" office:value="0.566968" calcext:value-type="float">
            <text:p>0.566968</text:p>
          </table:table-cell>
          <table:table-cell office:value-type="float" office:value="-0.452275" calcext:value-type="float">
            <text:p>-0.452275</text:p>
          </table:table-cell>
          <table:table-cell office:value-type="float" office:value="0.197164" calcext:value-type="float">
            <text:p>0.197164</text:p>
          </table:table-cell>
          <table:table-cell office:value-type="float" office:value="-0.315672" calcext:value-type="float">
            <text:p>-0.315672</text:p>
          </table:table-cell>
          <table:table-cell office:value-type="float" office:value="2.47136" calcext:value-type="float">
            <text:p>2.47136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.28805" calcext:value-type="float">
            <text:p>1.28805</text:p>
          </table:table-cell>
          <table:table-cell office:value-type="float" office:value="0.543788" calcext:value-type="float">
            <text:p>0.543788</text:p>
          </table:table-cell>
          <table:table-cell office:value-type="float" office:value="-0.474572" calcext:value-type="float">
            <text:p>-0.474572</text:p>
          </table:table-cell>
          <table:table-cell office:value-type="float" office:value="0.181534" calcext:value-type="float">
            <text:p>0.181534</text:p>
          </table:table-cell>
          <table:table-cell office:value-type="float" office:value="-0.309275" calcext:value-type="float">
            <text:p>-0.309275</text:p>
          </table:table-cell>
          <table:table-cell office:value-type="float" office:value="2.44424" calcext:value-type="float">
            <text:p>2.4442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31463" calcext:value-type="float">
            <text:p>1.31463</text:p>
          </table:table-cell>
          <table:table-cell office:value-type="float" office:value="0.519545" calcext:value-type="float">
            <text:p>0.519545</text:p>
          </table:table-cell>
          <table:table-cell office:value-type="float" office:value="-0.494797" calcext:value-type="float">
            <text:p>-0.494797</text:p>
          </table:table-cell>
          <table:table-cell office:value-type="float" office:value="0.166259" calcext:value-type="float">
            <text:p>0.166259</text:p>
          </table:table-cell>
          <table:table-cell office:value-type="float" office:value="-0.301545" calcext:value-type="float">
            <text:p>-0.301545</text:p>
          </table:table-cell>
          <table:table-cell office:value-type="float" office:value="2.41809" calcext:value-type="float">
            <text:p>2.41809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.33999" calcext:value-type="float">
            <text:p>1.33999</text:p>
          </table:table-cell>
          <table:table-cell office:value-type="float" office:value="0.494346" calcext:value-type="float">
            <text:p>0.494346</text:p>
          </table:table-cell>
          <table:table-cell office:value-type="float" office:value="-0.512814" calcext:value-type="float">
            <text:p>-0.512814</text:p>
          </table:table-cell>
          <table:table-cell office:value-type="float" office:value="0.151401" calcext:value-type="float">
            <text:p>0.151401</text:p>
          </table:table-cell>
          <table:table-cell office:value-type="float" office:value="-0.292536" calcext:value-type="float">
            <text:p>-0.292536</text:p>
          </table:table-cell>
          <table:table-cell office:value-type="float" office:value="2.39311" calcext:value-type="float">
            <text:p>2.39311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.36406" calcext:value-type="float">
            <text:p>1.36406</text:p>
          </table:table-cell>
          <table:table-cell office:value-type="float" office:value="0.468303" calcext:value-type="float">
            <text:p>0.468303</text:p>
          </table:table-cell>
          <table:table-cell office:value-type="float" office:value="-0.528483" calcext:value-type="float">
            <text:p>-0.528483</text:p>
          </table:table-cell>
          <table:table-cell office:value-type="float" office:value="0.137025" calcext:value-type="float">
            <text:p>0.137025</text:p>
          </table:table-cell>
          <table:table-cell office:value-type="float" office:value="-0.28231" calcext:value-type="float">
            <text:p>-0.28231</text:p>
          </table:table-cell>
          <table:table-cell office:value-type="float" office:value="2.36948" calcext:value-type="float">
            <text:p>2.36948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1.3868" calcext:value-type="float">
            <text:p>1.3868</text:p>
          </table:table-cell>
          <table:table-cell office:value-type="float" office:value="0.441539" calcext:value-type="float">
            <text:p>0.441539</text:p>
          </table:table-cell>
          <table:table-cell office:value-type="float" office:value="-0.541668" calcext:value-type="float">
            <text:p>-0.541668</text:p>
          </table:table-cell>
          <table:table-cell office:value-type="float" office:value="0.123189" calcext:value-type="float">
            <text:p>0.123189</text:p>
          </table:table-cell>
          <table:table-cell office:value-type="float" office:value="-0.270942" calcext:value-type="float">
            <text:p>-0.270942</text:p>
          </table:table-cell>
          <table:table-cell office:value-type="float" office:value="2.34741" calcext:value-type="float">
            <text:p>2.347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082" calcext:value-type="float">
            <text:p>1.4082</text:p>
          </table:table-cell>
          <table:table-cell office:value-type="float" office:value="0.41418" calcext:value-type="float">
            <text:p>0.41418</text:p>
          </table:table-cell>
          <table:table-cell office:value-type="float" office:value="-0.552229" calcext:value-type="float">
            <text:p>-0.552229</text:p>
          </table:table-cell>
          <table:table-cell office:value-type="float" office:value="0.109949" calcext:value-type="float">
            <text:p>0.109949</text:p>
          </table:table-cell>
          <table:table-cell office:value-type="float" office:value="-0.258512" calcext:value-type="float">
            <text:p>-0.258512</text:p>
          </table:table-cell>
          <table:table-cell office:value-type="float" office:value="2.32708" calcext:value-type="float">
            <text:p>2.32708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.42821" calcext:value-type="float">
            <text:p>1.42821</text:p>
          </table:table-cell>
          <table:table-cell office:value-type="float" office:value="0.386362" calcext:value-type="float">
            <text:p>0.386362</text:p>
          </table:table-cell>
          <table:table-cell office:value-type="float" office:value="-0.560029" calcext:value-type="float">
            <text:p>-0.560029</text:p>
          </table:table-cell>
          <table:table-cell office:value-type="float" office:value="0.0973543" calcext:value-type="float">
            <text:p>0.0973543</text:p>
          </table:table-cell>
          <table:table-cell office:value-type="float" office:value="-0.245114" calcext:value-type="float">
            <text:p>-0.245114</text:p>
          </table:table-cell>
          <table:table-cell office:value-type="float" office:value="2.30868" calcext:value-type="float">
            <text:p>2.3086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44683" calcext:value-type="float">
            <text:p>1.44683</text:p>
          </table:table-cell>
          <table:table-cell office:value-type="float" office:value="0.358225" calcext:value-type="float">
            <text:p>0.358225</text:p>
          </table:table-cell>
          <table:table-cell office:value-type="float" office:value="-0.56493" calcext:value-type="float">
            <text:p>-0.56493</text:p>
          </table:table-cell>
          <table:table-cell office:value-type="float" office:value="0.0854519" calcext:value-type="float">
            <text:p>0.0854519</text:p>
          </table:table-cell>
          <table:table-cell office:value-type="float" office:value="-0.230848" calcext:value-type="float">
            <text:p>-0.230848</text:p>
          </table:table-cell>
          <table:table-cell office:value-type="float" office:value="2.29243" calcext:value-type="float">
            <text:p>2.29243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1.46403" calcext:value-type="float">
            <text:p>1.46403</text:p>
          </table:table-cell>
          <table:table-cell office:value-type="float" office:value="0.329919" calcext:value-type="float">
            <text:p>0.329919</text:p>
          </table:table-cell>
          <table:table-cell office:value-type="float" office:value="-0.566794" calcext:value-type="float">
            <text:p>-0.566794</text:p>
          </table:table-cell>
          <table:table-cell office:value-type="float" office:value="0.0742821" calcext:value-type="float">
            <text:p>0.0742821</text:p>
          </table:table-cell>
          <table:table-cell office:value-type="float" office:value="-0.215827" calcext:value-type="float">
            <text:p>-0.215827</text:p>
          </table:table-cell>
          <table:table-cell office:value-type="float" office:value="2.2785" calcext:value-type="float">
            <text:p>2.278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.47982" calcext:value-type="float">
            <text:p>1.47982</text:p>
          </table:table-cell>
          <table:table-cell office:value-type="float" office:value="0.301599" calcext:value-type="float">
            <text:p>0.301599</text:p>
          </table:table-cell>
          <table:table-cell office:value-type="float" office:value="-0.565483" calcext:value-type="float">
            <text:p>-0.565483</text:p>
          </table:table-cell>
          <table:table-cell office:value-type="float" office:value="0.0638798" calcext:value-type="float">
            <text:p>0.0638798</text:p>
          </table:table-cell>
          <table:table-cell office:value-type="float" office:value="-0.200172" calcext:value-type="float">
            <text:p>-0.200172</text:p>
          </table:table-cell>
          <table:table-cell office:value-type="float" office:value="2.26709" calcext:value-type="float">
            <text:p>2.26709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.4942" calcext:value-type="float">
            <text:p>1.4942</text:p>
          </table:table-cell>
          <table:table-cell office:value-type="float" office:value="0.273426" calcext:value-type="float">
            <text:p>0.273426</text:p>
          </table:table-cell>
          <table:table-cell office:value-type="float" office:value="-0.560858" calcext:value-type="float">
            <text:p>-0.560858</text:p>
          </table:table-cell>
          <table:table-cell office:value-type="float" office:value="0.0542734" calcext:value-type="float">
            <text:p>0.0542734</text:p>
          </table:table-cell>
          <table:table-cell office:value-type="float" office:value="-0.184013" calcext:value-type="float">
            <text:p>-0.184013</text:p>
          </table:table-cell>
          <table:table-cell office:value-type="float" office:value="2.25839" calcext:value-type="float">
            <text:p>2.2583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50717" calcext:value-type="float">
            <text:p>1.50717</text:p>
          </table:table-cell>
          <table:table-cell office:value-type="float" office:value="0.245571" calcext:value-type="float">
            <text:p>0.245571</text:p>
          </table:table-cell>
          <table:table-cell office:value-type="float" office:value="-0.552781" calcext:value-type="float">
            <text:p>-0.552781</text:p>
          </table:table-cell>
          <table:table-cell office:value-type="float" office:value="0.0454846" calcext:value-type="float">
            <text:p>0.0454846</text:p>
          </table:table-cell>
          <table:table-cell office:value-type="float" office:value="-0.167491" calcext:value-type="float">
            <text:p>-0.167491</text:p>
          </table:table-cell>
          <table:table-cell office:value-type="float" office:value="2.2526" calcext:value-type="float">
            <text:p>2.2526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1.51876" calcext:value-type="float">
            <text:p>1.51876</text:p>
          </table:table-cell>
          <table:table-cell office:value-type="float" office:value="0.218208" calcext:value-type="float">
            <text:p>0.218208</text:p>
          </table:table-cell>
          <table:table-cell office:value-type="float" office:value="-0.541115" calcext:value-type="float">
            <text:p>-0.541115</text:p>
          </table:table-cell>
          <table:table-cell office:value-type="float" office:value="0.0375278" calcext:value-type="float">
            <text:p>0.0375278</text:p>
          </table:table-cell>
          <table:table-cell office:value-type="float" office:value="-0.150757" calcext:value-type="float">
            <text:p>-0.150757</text:p>
          </table:table-cell>
          <table:table-cell office:value-type="float" office:value="2.24992" calcext:value-type="float">
            <text:p>2.2499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529" calcext:value-type="float">
            <text:p>1.529</text:p>
          </table:table-cell>
          <table:table-cell office:value-type="float" office:value="0.191521" calcext:value-type="float">
            <text:p>0.191521</text:p>
          </table:table-cell>
          <table:table-cell office:value-type="float" office:value="-0.525722" calcext:value-type="float">
            <text:p>-0.525722</text:p>
          </table:table-cell>
          <table:table-cell office:value-type="float" office:value="0.0304097" calcext:value-type="float">
            <text:p>0.0304097</text:p>
          </table:table-cell>
          <table:table-cell office:value-type="float" office:value="-0.13397" calcext:value-type="float">
            <text:p>-0.13397</text:p>
          </table:table-cell>
          <table:table-cell office:value-type="float" office:value="2.25054" calcext:value-type="float">
            <text:p>2.25054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.53793" calcext:value-type="float">
            <text:p>1.53793</text:p>
          </table:table-cell>
          <table:table-cell office:value-type="float" office:value="0.1657" calcext:value-type="float">
            <text:p>0.1657</text:p>
          </table:table-cell>
          <table:table-cell office:value-type="float" office:value="-0.506462" calcext:value-type="float">
            <text:p>-0.506462</text:p>
          </table:table-cell>
          <table:table-cell office:value-type="float" office:value="0.0241288" calcext:value-type="float">
            <text:p>0.0241288</text:p>
          </table:table-cell>
          <table:table-cell office:value-type="float" office:value="-0.117301" calcext:value-type="float">
            <text:p>-0.117301</text:p>
          </table:table-cell>
          <table:table-cell office:value-type="float" office:value="2.25464" calcext:value-type="float">
            <text:p>2.2546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54559" calcext:value-type="float">
            <text:p>1.54559</text:p>
          </table:table-cell>
          <table:table-cell office:value-type="float" office:value="0.140942" calcext:value-type="float">
            <text:p>0.140942</text:p>
          </table:table-cell>
          <table:table-cell office:value-type="float" office:value="-0.4832" calcext:value-type="float">
            <text:p>-0.4832</text:p>
          </table:table-cell>
          <table:table-cell office:value-type="float" office:value="0.0186747" calcext:value-type="float">
            <text:p>0.0186747</text:p>
          </table:table-cell>
          <table:table-cell office:value-type="float" office:value="-0.100928" calcext:value-type="float">
            <text:p>-0.100928</text:p>
          </table:table-cell>
          <table:table-cell office:value-type="float" office:value="2.26243" calcext:value-type="float">
            <text:p>2.26243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1.55204" calcext:value-type="float">
            <text:p>1.55204</text:p>
          </table:table-cell>
          <table:table-cell office:value-type="float" office:value="0.117449" calcext:value-type="float">
            <text:p>0.117449</text:p>
          </table:table-cell>
          <table:table-cell office:value-type="float" office:value="-0.455795" calcext:value-type="float">
            <text:p>-0.455795</text:p>
          </table:table-cell>
          <table:table-cell office:value-type="float" office:value="0.014028" calcext:value-type="float">
            <text:p>0.014028</text:p>
          </table:table-cell>
          <table:table-cell office:value-type="float" office:value="-0.0850401" calcext:value-type="float">
            <text:p>-0.0850401</text:p>
          </table:table-cell>
          <table:table-cell office:value-type="float" office:value="2.2741" calcext:value-type="float">
            <text:p>2.274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55736" calcext:value-type="float">
            <text:p>1.55736</text:p>
          </table:table-cell>
          <table:table-cell office:value-type="float" office:value="0.0954336" calcext:value-type="float">
            <text:p>0.0954336</text:p>
          </table:table-cell>
          <table:table-cell office:value-type="float" office:value="-0.42411" calcext:value-type="float">
            <text:p>-0.42411</text:p>
          </table:table-cell>
          <table:table-cell office:value-type="float" office:value="0.0101593" calcext:value-type="float">
            <text:p>0.0101593</text:p>
          </table:table-cell>
          <table:table-cell office:value-type="float" office:value="-0.069837" calcext:value-type="float">
            <text:p>-0.069837</text:p>
          </table:table-cell>
          <table:table-cell office:value-type="float" office:value="2.28984" calcext:value-type="float">
            <text:p>2.28984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1.56161" calcext:value-type="float">
            <text:p>1.56161</text:p>
          </table:table-cell>
          <table:table-cell office:value-type="float" office:value="0.0751119" calcext:value-type="float">
            <text:p>0.0751119</text:p>
          </table:table-cell>
          <table:table-cell office:value-type="float" office:value="-0.388008" calcext:value-type="float">
            <text:p>-0.388008</text:p>
          </table:table-cell>
          <table:table-cell office:value-type="float" office:value="0.00702938" calcext:value-type="float">
            <text:p>0.00702938</text:p>
          </table:table-cell>
          <table:table-cell office:value-type="float" office:value="-0.0555267" calcext:value-type="float">
            <text:p>-0.0555267</text:p>
          </table:table-cell>
          <table:table-cell office:value-type="float" office:value="2.30984" calcext:value-type="float">
            <text:p>2.3098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.5649" calcext:value-type="float">
            <text:p>1.5649</text:p>
          </table:table-cell>
          <table:table-cell office:value-type="float" office:value="0.0567087" calcext:value-type="float">
            <text:p>0.0567087</text:p>
          </table:table-cell>
          <table:table-cell office:value-type="float" office:value="-0.34735" calcext:value-type="float">
            <text:p>-0.34735</text:p>
          </table:table-cell>
          <table:table-cell office:value-type="float" office:value="0.00458812" calcext:value-type="float">
            <text:p>0.00458812</text:p>
          </table:table-cell>
          <table:table-cell office:value-type="float" office:value="-0.0423275" calcext:value-type="float">
            <text:p>-0.0423275</text:p>
          </table:table-cell>
          <table:table-cell office:value-type="float" office:value="2.33431" calcext:value-type="float">
            <text:p>2.33431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1.56732" calcext:value-type="float">
            <text:p>1.56732</text:p>
          </table:table-cell>
          <table:table-cell office:value-type="float" office:value="0.0404552" calcext:value-type="float">
            <text:p>0.0404552</text:p>
          </table:table-cell>
          <table:table-cell office:value-type="float" office:value="-0.301998" calcext:value-type="float">
            <text:p>-0.301998</text:p>
          </table:table-cell>
          <table:table-cell office:value-type="float" office:value="0.00277433" calcext:value-type="float">
            <text:p>0.00277433</text:p>
          </table:table-cell>
          <table:table-cell office:value-type="float" office:value="-0.0304671" calcext:value-type="float">
            <text:p>-0.0304671</text:p>
          </table:table-cell>
          <table:table-cell office:value-type="float" office:value="2.36343" calcext:value-type="float">
            <text:p>2.3634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.56899" calcext:value-type="float">
            <text:p>1.56899</text:p>
          </table:table-cell>
          <table:table-cell office:value-type="float" office:value="0.0265895" calcext:value-type="float">
            <text:p>0.0265895</text:p>
          </table:table-cell>
          <table:table-cell office:value-type="float" office:value="-0.251814" calcext:value-type="float">
            <text:p>-0.251814</text:p>
          </table:table-cell>
          <table:table-cell office:value-type="float" office:value="0.00151515" calcext:value-type="float">
            <text:p>0.00151515</text:p>
          </table:table-cell>
          <table:table-cell office:value-type="float" office:value="-0.0201831" calcext:value-type="float">
            <text:p>-0.0201831</text:p>
          </table:table-cell>
          <table:table-cell office:value-type="float" office:value="2.3974" calcext:value-type="float">
            <text:p>2.3974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1.57002" calcext:value-type="float">
            <text:p>1.57002</text:p>
          </table:table-cell>
          <table:table-cell office:value-type="float" office:value="0.0153567" calcext:value-type="float">
            <text:p>0.0153567</text:p>
          </table:table-cell>
          <table:table-cell office:value-type="float" office:value="-0.196659" calcext:value-type="float">
            <text:p>-0.196659</text:p>
          </table:table-cell>
          <table:table-cell office:value-type="float" office:value="0.000725628" calcext:value-type="float">
            <text:p>0.000725628</text:p>
          </table:table-cell>
          <table:table-cell office:value-type="float" office:value="-0.0117228" calcext:value-type="float">
            <text:p>-0.0117228</text:p>
          </table:table-cell>
          <table:table-cell office:value-type="float" office:value="2.43641" calcext:value-type="float">
            <text:p>2.4364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57057" calcext:value-type="float">
            <text:p>1.57057</text:p>
          </table:table-cell>
          <table:table-cell office:value-type="float" office:value="0.00700868" calcext:value-type="float">
            <text:p>0.00700868</text:p>
          </table:table-cell>
          <table:table-cell office:value-type="float" office:value="-0.136397" calcext:value-type="float">
            <text:p>-0.136397</text:p>
          </table:table-cell>
          <table:table-cell office:value-type="float" office:value="0.000308197" calcext:value-type="float">
            <text:p>0.000308197</text:p>
          </table:table-cell>
          <table:table-cell office:value-type="float" office:value="-0.00534313" calcext:value-type="float">
            <text:p>-0.00534313</text:p>
          </table:table-cell>
          <table:table-cell office:value-type="float" office:value="2.48065" calcext:value-type="float">
            <text:p>2.48065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1.57078" calcext:value-type="float">
            <text:p>1.57078</text:p>
          </table:table-cell>
          <table:table-cell office:value-type="float" office:value="0.00180441" calcext:value-type="float">
            <text:p>0.00180441</text:p>
          </table:table-cell>
          <table:table-cell office:value-type="float" office:value="-0.0708881" calcext:value-type="float">
            <text:p>-0.0708881</text:p>
          </table:table-cell>
          <table:table-cell office:value-type="float" office:value="0.000152199" calcext:value-type="float">
            <text:p>0.000152199</text:p>
          </table:table-cell>
          <table:table-cell office:value-type="float" office:value="-0.00131075" calcext:value-type="float">
            <text:p>-0.00131075</text:p>
          </table:table-cell>
          <table:table-cell office:value-type="float" office:value="2.53033" calcext:value-type="float">
            <text:p>2.530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0.0000096" calcext:value-type="float">
            <text:p>9.6E-06</text:p>
          </table:table-cell>
          <table:table-cell office:value-type="float" office:value="0.0000048" calcext:value-type="float">
            <text:p>4.8E-06</text:p>
          </table:table-cell>
          <table:table-cell office:value-type="float" office:value="0.0001334" calcext:value-type="float">
            <text:p>0.0001334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2.58563" calcext:value-type="float">
            <text:p>2.58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5T15:35:15.518933654</dc:date>
    <meta:editing-duration>PT7M52S</meta:editing-duration>
    <meta:editing-cycles>1</meta:editing-cycles>
    <meta:document-statistic meta:table-count="1" meta:cell-count="567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line" chart:style-name="ch1">
        <chart:title svg:x="7.25cm" svg:y="0.316cm" chart:style-name="ch2">
          <text:p>Poloha</text:p>
        </chart:title>
        <chart:legend chart:legend-position="end" svg:x="13.165cm" svg:y="4.204cm" style:legend-expansion="high" chart:style-name="ch3"/>
        <chart:plot-area chart:style-name="ch4" table:cell-range-address="example.A1:example.B81" chart:data-source-has-labels="column" svg:x="0.238cm" svg:y="1.36cm" svg:width="12.521cm" svg:height="7.548cm">
          <chartooo:coordinate-region svg:x="0.965cm" svg:y="1.559cm" svg:width="11.653cm" svg:height="6.483cm"/>
          <chart:axis chart:dimension="x" chart:name="primary-x" chart:style-name="ch5" chartooo:axis-type="auto">
            <chartooo:date-scale/>
            <chart:categories table:cell-range-address="example.A1:example.A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ample.B1:example.B81" chart:class="chart:line"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ample.A1:example.A81</svg:desc>
                </draw:g>
              </table:table-cell>
              <table:table-cell office:value-type="float" office:value="0">
                <text:p>0</text:p>
                <draw:g>
                  <svg:desc>example.B1:example.B8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000301073">
                <text:p>0.000030107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0236325">
                <text:p>0.00023632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00782454">
                <text:p>0.00078245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0181918">
                <text:p>0.0018191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0348441">
                <text:p>0.0034844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0590365">
                <text:p>0.0059036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0919029">
                <text:p>0.0091902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13446">
                <text:p>0.01344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187611">
                <text:p>0.018761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252148">
                <text:p>0.025214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328757">
                <text:p>0.032875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418019">
                <text:p>0.0418019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520416">
                <text:p>0.052041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636333">
                <text:p>0.063633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766062">
                <text:p>0.076606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909806">
                <text:p>0.090980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106768">
                <text:p>0.10676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123972">
                <text:p>0.12397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142587">
                <text:p>0.14258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62602">
                <text:p>0.162602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183997">
                <text:p>0.183997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206746">
                <text:p>0.206746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230815">
                <text:p>0.23081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256166">
                <text:p>0.256166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282753">
                <text:p>0.282753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310526">
                <text:p>0.310526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33943">
                <text:p>0.3394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369404">
                <text:p>0.369404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0.400382">
                <text:p>0.40038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32295">
                <text:p>0.432295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0.465072">
                <text:p>0.465072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498634">
                <text:p>0.498634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0.532903">
                <text:p>0.532903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567797">
                <text:p>0.567797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0.60323">
                <text:p>0.60323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639116">
                <text:p>0.639116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0.675366">
                <text:p>0.675366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711891">
                <text:p>0.711891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0.748599">
                <text:p>0.74859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85399">
                <text:p>0.785399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0.8222">
                <text:p>0.8222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858908">
                <text:p>0.858908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0.895433">
                <text:p>0.89543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931683">
                <text:p>0.931683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.967569">
                <text:p>0.967569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1.0379">
                <text:p>1.037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.07216">
                <text:p>1.07216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1.10573">
                <text:p>1.10573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.1385">
                <text:p>1.1385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1.17042">
                <text:p>1.17042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.2014">
                <text:p>1.2014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1.23137">
                <text:p>1.23137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.26027">
                <text:p>1.26027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1.28805">
                <text:p>1.2880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.31463">
                <text:p>1.31463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1.33999">
                <text:p>1.33999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.36406">
                <text:p>1.36406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1.3868">
                <text:p>1.38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082">
                <text:p>1.4082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1.42821">
                <text:p>1.42821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.44683">
                <text:p>1.44683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1.46403">
                <text:p>1.46403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.47982">
                <text:p>1.47982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1.4942">
                <text:p>1.4942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.50717">
                <text:p>1.50717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1.51876">
                <text:p>1.51876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.529">
                <text:p>1.529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1.53793">
                <text:p>1.5379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.54559">
                <text:p>1.54559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1.55204">
                <text:p>1.55204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.55736">
                <text:p>1.55736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1.56161">
                <text:p>1.56161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.5649">
                <text:p>1.5649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1.56732">
                <text:p>1.56732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.56899">
                <text:p>1.56899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1.57002">
                <text:p>1.57002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.57057">
                <text:p>1.57057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1.57078">
                <text:p>1.570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7081">
                <text:p>1.570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line" chart:style-name="ch1">
        <chart:legend chart:legend-position="end" svg:x="13.165cm" svg:y="3.706cm" style:legend-expansion="high" chart:style-name="ch2"/>
        <chart:plot-area chart:style-name="ch3" table:cell-range-address="example.A1:example.D81" chart:data-source-has-labels="column" svg:x="0.32cm" svg:y="0.18cm" svg:width="12.525cm" svg:height="8.646cm">
          <chartooo:coordinate-region svg:x="1.153cm" svg:y="0.379cm" svg:width="11.551cm" svg:height="8.248cm"/>
          <chart:axis chart:dimension="x" chart:name="primary-x" chart:style-name="ch4" chartooo:axis-type="auto">
            <chartooo:date-scale/>
            <chart:categories table:cell-range-address="example.A1:example.A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ample.B1:example.B81" chart:class="chart:line">
            <chart:data-point chart:repeated="81"/>
          </chart:series>
          <chart:series chart:style-name="ch7" chart:values-cell-range-address="example.C1:example.C81" chart:class="chart:line">
            <chart:data-point chart:repeated="81"/>
          </chart:series>
          <chart:series chart:style-name="ch8" chart:values-cell-range-address="example.D1:example.D81" chart:class="chart:line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ample.A1:example.A81</svg:desc>
                </draw:g>
              </table:table-cell>
              <table:table-cell office:value-type="float" office:value="0">
                <text:p>0</text:p>
                <draw:g>
                  <svg:desc>example.B1:example.B81</svg:desc>
                </draw:g>
              </table:table-cell>
              <table:table-cell office:value-type="float" office:value="0">
                <text:p>0</text:p>
                <draw:g>
                  <svg:desc>example.C1:example.C81</svg:desc>
                </draw:g>
              </table:table-cell>
              <table:table-cell office:value-type="float" office:value="0">
                <text:p>0</text:p>
                <draw:g>
                  <svg:desc>example.D1:example.D8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000301073">
                <text:p>0.0000301073</text:p>
              </table:table-cell>
              <table:table-cell office:value-type="float" office:value="0.00179505">
                <text:p>0.00179505</text:p>
              </table:table-cell>
              <table:table-cell office:value-type="float" office:value="0.0708929">
                <text:p>0.0708929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0236325">
                <text:p>0.000236325</text:p>
              </table:table-cell>
              <table:table-cell office:value-type="float" office:value="0.00699956">
                <text:p>0.00699956</text:p>
              </table:table-cell>
              <table:table-cell office:value-type="float" office:value="0.136402">
                <text:p>0.13640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00782454">
                <text:p>0.000782454</text:p>
              </table:table-cell>
              <table:table-cell office:value-type="float" office:value="0.0153478">
                <text:p>0.0153478</text:p>
              </table:table-cell>
              <table:table-cell office:value-type="float" office:value="0.196664">
                <text:p>0.19666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0181918">
                <text:p>0.00181918</text:p>
              </table:table-cell>
              <table:table-cell office:value-type="float" office:value="0.0265808">
                <text:p>0.0265808</text:p>
              </table:table-cell>
              <table:table-cell office:value-type="float" office:value="0.251818">
                <text:p>0.25181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0348441">
                <text:p>0.00348441</text:p>
              </table:table-cell>
              <table:table-cell office:value-type="float" office:value="0.0404468">
                <text:p>0.0404468</text:p>
              </table:table-cell>
              <table:table-cell office:value-type="float" office:value="0.302003">
                <text:p>0.30200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0590365">
                <text:p>0.00590365</text:p>
              </table:table-cell>
              <table:table-cell office:value-type="float" office:value="0.0567006">
                <text:p>0.0567006</text:p>
              </table:table-cell>
              <table:table-cell office:value-type="float" office:value="0.347355">
                <text:p>0.34735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0919029">
                <text:p>0.00919029</text:p>
              </table:table-cell>
              <table:table-cell office:value-type="float" office:value="0.075104">
                <text:p>0.075104</text:p>
              </table:table-cell>
              <table:table-cell office:value-type="float" office:value="0.388013">
                <text:p>0.38801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13446">
                <text:p>0.013446</text:p>
              </table:table-cell>
              <table:table-cell office:value-type="float" office:value="0.0954259">
                <text:p>0.0954259</text:p>
              </table:table-cell>
              <table:table-cell office:value-type="float" office:value="0.424115">
                <text:p>0.42411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187611">
                <text:p>0.0187611</text:p>
              </table:table-cell>
              <table:table-cell office:value-type="float" office:value="0.117442">
                <text:p>0.117442</text:p>
              </table:table-cell>
              <table:table-cell office:value-type="float" office:value="0.4558">
                <text:p>0.455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252148">
                <text:p>0.0252148</text:p>
              </table:table-cell>
              <table:table-cell office:value-type="float" office:value="0.140935">
                <text:p>0.140935</text:p>
              </table:table-cell>
              <table:table-cell office:value-type="float" office:value="0.483204">
                <text:p>0.48320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328757">
                <text:p>0.0328757</text:p>
              </table:table-cell>
              <table:table-cell office:value-type="float" office:value="0.165693">
                <text:p>0.165693</text:p>
              </table:table-cell>
              <table:table-cell office:value-type="float" office:value="0.506467">
                <text:p>0.50646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418019">
                <text:p>0.0418019</text:p>
              </table:table-cell>
              <table:table-cell office:value-type="float" office:value="0.191515">
                <text:p>0.191515</text:p>
              </table:table-cell>
              <table:table-cell office:value-type="float" office:value="0.525726">
                <text:p>0.52572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520416">
                <text:p>0.0520416</text:p>
              </table:table-cell>
              <table:table-cell office:value-type="float" office:value="0.218202">
                <text:p>0.218202</text:p>
              </table:table-cell>
              <table:table-cell office:value-type="float" office:value="0.54112">
                <text:p>0.5411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636333">
                <text:p>0.0636333</text:p>
              </table:table-cell>
              <table:table-cell office:value-type="float" office:value="0.245564">
                <text:p>0.245564</text:p>
              </table:table-cell>
              <table:table-cell office:value-type="float" office:value="0.552786">
                <text:p>0.55278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766062">
                <text:p>0.0766062</text:p>
              </table:table-cell>
              <table:table-cell office:value-type="float" office:value="0.27342">
                <text:p>0.27342</text:p>
              </table:table-cell>
              <table:table-cell office:value-type="float" office:value="0.560862">
                <text:p>0.56086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909806">
                <text:p>0.0909806</text:p>
              </table:table-cell>
              <table:table-cell office:value-type="float" office:value="0.301593">
                <text:p>0.301593</text:p>
              </table:table-cell>
              <table:table-cell office:value-type="float" office:value="0.565487">
                <text:p>0.56548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106768">
                <text:p>0.106768</text:p>
              </table:table-cell>
              <table:table-cell office:value-type="float" office:value="0.329914">
                <text:p>0.329914</text:p>
              </table:table-cell>
              <table:table-cell office:value-type="float" office:value="0.566799">
                <text:p>0.56679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123972">
                <text:p>0.123972</text:p>
              </table:table-cell>
              <table:table-cell office:value-type="float" office:value="0.35822">
                <text:p>0.35822</text:p>
              </table:table-cell>
              <table:table-cell office:value-type="float" office:value="0.564935">
                <text:p>0.56493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142587">
                <text:p>0.142587</text:p>
              </table:table-cell>
              <table:table-cell office:value-type="float" office:value="0.386357">
                <text:p>0.386357</text:p>
              </table:table-cell>
              <table:table-cell office:value-type="float" office:value="0.560034">
                <text:p>0.56003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62602">
                <text:p>0.162602</text:p>
              </table:table-cell>
              <table:table-cell office:value-type="float" office:value="0.414175">
                <text:p>0.414175</text:p>
              </table:table-cell>
              <table:table-cell office:value-type="float" office:value="0.552234">
                <text:p>0.552234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183997">
                <text:p>0.183997</text:p>
              </table:table-cell>
              <table:table-cell office:value-type="float" office:value="0.441534">
                <text:p>0.441534</text:p>
              </table:table-cell>
              <table:table-cell office:value-type="float" office:value="0.541673">
                <text:p>0.54167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206746">
                <text:p>0.206746</text:p>
              </table:table-cell>
              <table:table-cell office:value-type="float" office:value="0.468299">
                <text:p>0.468299</text:p>
              </table:table-cell>
              <table:table-cell office:value-type="float" office:value="0.528488">
                <text:p>0.528488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230815">
                <text:p>0.230815</text:p>
              </table:table-cell>
              <table:table-cell office:value-type="float" office:value="0.494341">
                <text:p>0.494341</text:p>
              </table:table-cell>
              <table:table-cell office:value-type="float" office:value="0.512819">
                <text:p>0.51281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256166">
                <text:p>0.256166</text:p>
              </table:table-cell>
              <table:table-cell office:value-type="float" office:value="0.519541">
                <text:p>0.519541</text:p>
              </table:table-cell>
              <table:table-cell office:value-type="float" office:value="0.494802">
                <text:p>0.494802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282753">
                <text:p>0.282753</text:p>
              </table:table-cell>
              <table:table-cell office:value-type="float" office:value="0.543785">
                <text:p>0.543785</text:p>
              </table:table-cell>
              <table:table-cell office:value-type="float" office:value="0.474577">
                <text:p>0.47457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310526">
                <text:p>0.310526</text:p>
              </table:table-cell>
              <table:table-cell office:value-type="float" office:value="0.566965">
                <text:p>0.566965</text:p>
              </table:table-cell>
              <table:table-cell office:value-type="float" office:value="0.45228">
                <text:p>0.45228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33943">
                <text:p>0.33943</text:p>
              </table:table-cell>
              <table:table-cell office:value-type="float" office:value="0.588981">
                <text:p>0.588981</text:p>
              </table:table-cell>
              <table:table-cell office:value-type="float" office:value="0.428051">
                <text:p>0.42805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369404">
                <text:p>0.369404</text:p>
              </table:table-cell>
              <table:table-cell office:value-type="float" office:value="0.60974">
                <text:p>0.60974</text:p>
              </table:table-cell>
              <table:table-cell office:value-type="float" office:value="0.402027">
                <text:p>0.402027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0.400382">
                <text:p>0.400382</text:p>
              </table:table-cell>
              <table:table-cell office:value-type="float" office:value="0.629156">
                <text:p>0.629156</text:p>
              </table:table-cell>
              <table:table-cell office:value-type="float" office:value="0.374347">
                <text:p>0.3743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32295">
                <text:p>0.432295</text:p>
              </table:table-cell>
              <table:table-cell office:value-type="float" office:value="0.647149">
                <text:p>0.647149</text:p>
              </table:table-cell>
              <table:table-cell office:value-type="float" office:value="0.345147">
                <text:p>0.345147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0.465072">
                <text:p>0.465072</text:p>
              </table:table-cell>
              <table:table-cell office:value-type="float" office:value="0.663647">
                <text:p>0.663647</text:p>
              </table:table-cell>
              <table:table-cell office:value-type="float" office:value="0.314567">
                <text:p>0.31456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498634">
                <text:p>0.498634</text:p>
              </table:table-cell>
              <table:table-cell office:value-type="float" office:value="0.678585">
                <text:p>0.678585</text:p>
              </table:table-cell>
              <table:table-cell office:value-type="float" office:value="0.282745">
                <text:p>0.282745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0.532903">
                <text:p>0.532903</text:p>
              </table:table-cell>
              <table:table-cell office:value-type="float" office:value="0.691904">
                <text:p>0.691904</text:p>
              </table:table-cell>
              <table:table-cell office:value-type="float" office:value="0.249818">
                <text:p>0.249818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567797">
                <text:p>0.567797</text:p>
              </table:table-cell>
              <table:table-cell office:value-type="float" office:value="0.703551">
                <text:p>0.703551</text:p>
              </table:table-cell>
              <table:table-cell office:value-type="float" office:value="0.215925">
                <text:p>0.215925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0.60323">
                <text:p>0.60323</text:p>
              </table:table-cell>
              <table:table-cell office:value-type="float" office:value="0.713482">
                <text:p>0.713482</text:p>
              </table:table-cell>
              <table:table-cell office:value-type="float" office:value="0.181203">
                <text:p>0.181203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639116">
                <text:p>0.639116</text:p>
              </table:table-cell>
              <table:table-cell office:value-type="float" office:value="0.72166">
                <text:p>0.72166</text:p>
              </table:table-cell>
              <table:table-cell office:value-type="float" office:value="0.145792">
                <text:p>0.145792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0.675366">
                <text:p>0.675366</text:p>
              </table:table-cell>
              <table:table-cell office:value-type="float" office:value="0.728052">
                <text:p>0.728052</text:p>
              </table:table-cell>
              <table:table-cell office:value-type="float" office:value="0.109828">
                <text:p>0.109828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711891">
                <text:p>0.711891</text:p>
              </table:table-cell>
              <table:table-cell office:value-type="float" office:value="0.732636">
                <text:p>0.732636</text:p>
              </table:table-cell>
              <table:table-cell office:value-type="float" office:value="0.0734492">
                <text:p>0.0734492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0.748599">
                <text:p>0.748599</text:p>
              </table:table-cell>
              <table:table-cell office:value-type="float" office:value="0.735393">
                <text:p>0.735393</text:p>
              </table:table-cell>
              <table:table-cell office:value-type="float" office:value="0.0367949">
                <text:p>0.03679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85399">
                <text:p>0.785399</text:p>
              </table:table-cell>
              <table:table-cell office:value-type="float" office:value="0.736313">
                <text:p>0.736313</text:p>
              </table:table-cell>
              <table:table-cell office:value-type="float" office:value="0.0000024">
                <text:p>0.0000024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0.8222">
                <text:p>0.8222</text:p>
              </table:table-cell>
              <table:table-cell office:value-type="float" office:value="0.735393">
                <text:p>0.735393</text:p>
              </table:table-cell>
              <table:table-cell office:value-type="float" office:value="-0.0367901">
                <text:p>-0.036790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858908">
                <text:p>0.858908</text:p>
              </table:table-cell>
              <table:table-cell office:value-type="float" office:value="0.732636">
                <text:p>0.732636</text:p>
              </table:table-cell>
              <table:table-cell office:value-type="float" office:value="-0.0734444">
                <text:p>-0.0734444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0.895433">
                <text:p>0.895433</text:p>
              </table:table-cell>
              <table:table-cell office:value-type="float" office:value="0.728053">
                <text:p>0.728053</text:p>
              </table:table-cell>
              <table:table-cell office:value-type="float" office:value="-0.109823">
                <text:p>-0.10982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931683">
                <text:p>0.931683</text:p>
              </table:table-cell>
              <table:table-cell office:value-type="float" office:value="0.721661">
                <text:p>0.721661</text:p>
              </table:table-cell>
              <table:table-cell office:value-type="float" office:value="-0.145787">
                <text:p>-0.145787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.967569">
                <text:p>0.967569</text:p>
              </table:table-cell>
              <table:table-cell office:value-type="float" office:value="0.713484">
                <text:p>0.713484</text:p>
              </table:table-cell>
              <table:table-cell office:value-type="float" office:value="-0.181199">
                <text:p>-0.181199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.003">
                <text:p>1.003</text:p>
              </table:table-cell>
              <table:table-cell office:value-type="float" office:value="0.703552">
                <text:p>0.703552</text:p>
              </table:table-cell>
              <table:table-cell office:value-type="float" office:value="-0.21592">
                <text:p>-0.21592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1.0379">
                <text:p>1.0379</text:p>
              </table:table-cell>
              <table:table-cell office:value-type="float" office:value="0.691905">
                <text:p>0.691905</text:p>
              </table:table-cell>
              <table:table-cell office:value-type="float" office:value="-0.249813">
                <text:p>-0.249813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.07216">
                <text:p>1.07216</text:p>
              </table:table-cell>
              <table:table-cell office:value-type="float" office:value="0.678587">
                <text:p>0.678587</text:p>
              </table:table-cell>
              <table:table-cell office:value-type="float" office:value="-0.28274">
                <text:p>-0.28274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1.10573">
                <text:p>1.10573</text:p>
              </table:table-cell>
              <table:table-cell office:value-type="float" office:value="0.66365">
                <text:p>0.66365</text:p>
              </table:table-cell>
              <table:table-cell office:value-type="float" office:value="-0.314563">
                <text:p>-0.314563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.1385">
                <text:p>1.1385</text:p>
              </table:table-cell>
              <table:table-cell office:value-type="float" office:value="0.647152">
                <text:p>0.647152</text:p>
              </table:table-cell>
              <table:table-cell office:value-type="float" office:value="-0.345143">
                <text:p>-0.345143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1.17042">
                <text:p>1.17042</text:p>
              </table:table-cell>
              <table:table-cell office:value-type="float" office:value="0.629158">
                <text:p>0.629158</text:p>
              </table:table-cell>
              <table:table-cell office:value-type="float" office:value="-0.374342">
                <text:p>-0.374342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.2014">
                <text:p>1.2014</text:p>
              </table:table-cell>
              <table:table-cell office:value-type="float" office:value="0.609743">
                <text:p>0.609743</text:p>
              </table:table-cell>
              <table:table-cell office:value-type="float" office:value="-0.402022">
                <text:p>-0.402022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1.23137">
                <text:p>1.23137</text:p>
              </table:table-cell>
              <table:table-cell office:value-type="float" office:value="0.588984">
                <text:p>0.588984</text:p>
              </table:table-cell>
              <table:table-cell office:value-type="float" office:value="-0.428046">
                <text:p>-0.428046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.26027">
                <text:p>1.26027</text:p>
              </table:table-cell>
              <table:table-cell office:value-type="float" office:value="0.566968">
                <text:p>0.566968</text:p>
              </table:table-cell>
              <table:table-cell office:value-type="float" office:value="-0.452275">
                <text:p>-0.452275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1.28805">
                <text:p>1.28805</text:p>
              </table:table-cell>
              <table:table-cell office:value-type="float" office:value="0.543788">
                <text:p>0.543788</text:p>
              </table:table-cell>
              <table:table-cell office:value-type="float" office:value="-0.474572">
                <text:p>-0.47457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.31463">
                <text:p>1.31463</text:p>
              </table:table-cell>
              <table:table-cell office:value-type="float" office:value="0.519545">
                <text:p>0.519545</text:p>
              </table:table-cell>
              <table:table-cell office:value-type="float" office:value="-0.494797">
                <text:p>-0.494797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1.33999">
                <text:p>1.33999</text:p>
              </table:table-cell>
              <table:table-cell office:value-type="float" office:value="0.494346">
                <text:p>0.494346</text:p>
              </table:table-cell>
              <table:table-cell office:value-type="float" office:value="-0.512814">
                <text:p>-0.512814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.36406">
                <text:p>1.36406</text:p>
              </table:table-cell>
              <table:table-cell office:value-type="float" office:value="0.468303">
                <text:p>0.468303</text:p>
              </table:table-cell>
              <table:table-cell office:value-type="float" office:value="-0.528483">
                <text:p>-0.528483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1.3868">
                <text:p>1.3868</text:p>
              </table:table-cell>
              <table:table-cell office:value-type="float" office:value="0.441539">
                <text:p>0.441539</text:p>
              </table:table-cell>
              <table:table-cell office:value-type="float" office:value="-0.541668">
                <text:p>-0.5416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082">
                <text:p>1.4082</text:p>
              </table:table-cell>
              <table:table-cell office:value-type="float" office:value="0.41418">
                <text:p>0.41418</text:p>
              </table:table-cell>
              <table:table-cell office:value-type="float" office:value="-0.552229">
                <text:p>-0.552229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1.42821">
                <text:p>1.42821</text:p>
              </table:table-cell>
              <table:table-cell office:value-type="float" office:value="0.386362">
                <text:p>0.386362</text:p>
              </table:table-cell>
              <table:table-cell office:value-type="float" office:value="-0.560029">
                <text:p>-0.560029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.44683">
                <text:p>1.44683</text:p>
              </table:table-cell>
              <table:table-cell office:value-type="float" office:value="0.358225">
                <text:p>0.358225</text:p>
              </table:table-cell>
              <table:table-cell office:value-type="float" office:value="-0.56493">
                <text:p>-0.56493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1.46403">
                <text:p>1.46403</text:p>
              </table:table-cell>
              <table:table-cell office:value-type="float" office:value="0.329919">
                <text:p>0.329919</text:p>
              </table:table-cell>
              <table:table-cell office:value-type="float" office:value="-0.566794">
                <text:p>-0.56679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.47982">
                <text:p>1.47982</text:p>
              </table:table-cell>
              <table:table-cell office:value-type="float" office:value="0.301599">
                <text:p>0.301599</text:p>
              </table:table-cell>
              <table:table-cell office:value-type="float" office:value="-0.565483">
                <text:p>-0.565483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1.4942">
                <text:p>1.4942</text:p>
              </table:table-cell>
              <table:table-cell office:value-type="float" office:value="0.273426">
                <text:p>0.273426</text:p>
              </table:table-cell>
              <table:table-cell office:value-type="float" office:value="-0.560858">
                <text:p>-0.560858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.50717">
                <text:p>1.50717</text:p>
              </table:table-cell>
              <table:table-cell office:value-type="float" office:value="0.245571">
                <text:p>0.245571</text:p>
              </table:table-cell>
              <table:table-cell office:value-type="float" office:value="-0.552781">
                <text:p>-0.552781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1.51876">
                <text:p>1.51876</text:p>
              </table:table-cell>
              <table:table-cell office:value-type="float" office:value="0.218208">
                <text:p>0.218208</text:p>
              </table:table-cell>
              <table:table-cell office:value-type="float" office:value="-0.541115">
                <text:p>-0.54111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.529">
                <text:p>1.529</text:p>
              </table:table-cell>
              <table:table-cell office:value-type="float" office:value="0.191521">
                <text:p>0.191521</text:p>
              </table:table-cell>
              <table:table-cell office:value-type="float" office:value="-0.525722">
                <text:p>-0.525722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1.53793">
                <text:p>1.53793</text:p>
              </table:table-cell>
              <table:table-cell office:value-type="float" office:value="0.1657">
                <text:p>0.1657</text:p>
              </table:table-cell>
              <table:table-cell office:value-type="float" office:value="-0.506462">
                <text:p>-0.50646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.54559">
                <text:p>1.54559</text:p>
              </table:table-cell>
              <table:table-cell office:value-type="float" office:value="0.140942">
                <text:p>0.140942</text:p>
              </table:table-cell>
              <table:table-cell office:value-type="float" office:value="-0.4832">
                <text:p>-0.4832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1.55204">
                <text:p>1.55204</text:p>
              </table:table-cell>
              <table:table-cell office:value-type="float" office:value="0.117449">
                <text:p>0.117449</text:p>
              </table:table-cell>
              <table:table-cell office:value-type="float" office:value="-0.455795">
                <text:p>-0.45579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.55736">
                <text:p>1.55736</text:p>
              </table:table-cell>
              <table:table-cell office:value-type="float" office:value="0.0954336">
                <text:p>0.0954336</text:p>
              </table:table-cell>
              <table:table-cell office:value-type="float" office:value="-0.42411">
                <text:p>-0.42411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1.56161">
                <text:p>1.56161</text:p>
              </table:table-cell>
              <table:table-cell office:value-type="float" office:value="0.0751119">
                <text:p>0.0751119</text:p>
              </table:table-cell>
              <table:table-cell office:value-type="float" office:value="-0.388008">
                <text:p>-0.388008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.5649">
                <text:p>1.5649</text:p>
              </table:table-cell>
              <table:table-cell office:value-type="float" office:value="0.0567087">
                <text:p>0.0567087</text:p>
              </table:table-cell>
              <table:table-cell office:value-type="float" office:value="-0.34735">
                <text:p>-0.34735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1.56732">
                <text:p>1.56732</text:p>
              </table:table-cell>
              <table:table-cell office:value-type="float" office:value="0.0404552">
                <text:p>0.0404552</text:p>
              </table:table-cell>
              <table:table-cell office:value-type="float" office:value="-0.301998">
                <text:p>-0.301998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.56899">
                <text:p>1.56899</text:p>
              </table:table-cell>
              <table:table-cell office:value-type="float" office:value="0.0265895">
                <text:p>0.0265895</text:p>
              </table:table-cell>
              <table:table-cell office:value-type="float" office:value="-0.251814">
                <text:p>-0.251814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1.57002">
                <text:p>1.57002</text:p>
              </table:table-cell>
              <table:table-cell office:value-type="float" office:value="0.0153567">
                <text:p>0.0153567</text:p>
              </table:table-cell>
              <table:table-cell office:value-type="float" office:value="-0.196659">
                <text:p>-0.196659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.57057">
                <text:p>1.57057</text:p>
              </table:table-cell>
              <table:table-cell office:value-type="float" office:value="0.00700868">
                <text:p>0.00700868</text:p>
              </table:table-cell>
              <table:table-cell office:value-type="float" office:value="-0.136397">
                <text:p>-0.136397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1.57078">
                <text:p>1.57078</text:p>
              </table:table-cell>
              <table:table-cell office:value-type="float" office:value="0.00180441">
                <text:p>0.00180441</text:p>
              </table:table-cell>
              <table:table-cell office:value-type="float" office:value="-0.0708881">
                <text:p>-0.07088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7081">
                <text:p>1.57081</text:p>
              </table:table-cell>
              <table:table-cell office:value-type="float" office:value="0.0000096">
                <text:p>0.0000096</text:p>
              </table:table-cell>
              <table:table-cell office:value-type="float" office:value="0.0000048">
                <text:p>0.0000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line" chart:style-name="ch1">
        <chart:legend chart:legend-position="end" svg:x="13.138cm" svg:y="3.706cm" style:legend-expansion="high" chart:style-name="ch2"/>
        <chart:plot-area chart:style-name="ch3" table:cell-range-address="example.A1:example.A81 example.E1:example.G81" chart:data-source-has-labels="column" svg:x="0.32cm" svg:y="0.18cm" svg:width="12.498cm" svg:height="8.646cm">
          <chartooo:coordinate-region svg:x="0.862cm" svg:y="0.379cm" svg:width="11.816cm" svg:height="8.248cm"/>
          <chart:axis chart:dimension="x" chart:name="primary-x" chart:style-name="ch4" chartooo:axis-type="auto">
            <chartooo:date-scale/>
            <chart:categories table:cell-range-address="example.A1:example.A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ample.E1:example.E81" chart:class="chart:line">
            <chart:data-point chart:repeated="81"/>
          </chart:series>
          <chart:series chart:style-name="ch7" chart:values-cell-range-address="example.F1:example.F81" chart:class="chart:line">
            <chart:data-point chart:repeated="81"/>
          </chart:series>
          <chart:series chart:style-name="ch8" chart:values-cell-range-address="example.G1:example.G81" chart:class="chart:line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ample.A1:example.A81</svg:desc>
                </draw:g>
              </table:table-cell>
              <table:table-cell office:value-type="float" office:value="0">
                <text:p>0</text:p>
                <draw:g>
                  <svg:desc>example.E1:example.E81</svg:desc>
                </draw:g>
              </table:table-cell>
              <table:table-cell office:value-type="float" office:value="0">
                <text:p>0</text:p>
                <draw:g>
                  <svg:desc>example.F1:example.F81</svg:desc>
                </draw:g>
              </table:table-cell>
              <table:table-cell office:value-type="float" office:value="0">
                <text:p>0</text:p>
                <draw:g>
                  <svg:desc>example.G1:example.G8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00606393">
                <text:p>0.000606393</text:p>
              </table:table-cell>
              <table:table-cell office:value-type="float" office:value="0.0354411">
                <text:p>0.0354411</text:p>
              </table:table-cell>
              <table:table-cell office:value-type="float" office:value="1.34303">
                <text:p>1.3430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448201">
                <text:p>0.00448201</text:p>
              </table:table-cell>
              <table:table-cell office:value-type="float" office:value="0.127235">
                <text:p>0.127235</text:p>
              </table:table-cell>
              <table:table-cell office:value-type="float" office:value="2.26195">
                <text:p>2.2619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13934">
                <text:p>0.013934</text:p>
              </table:table-cell>
              <table:table-cell office:value-type="float" office:value="0.255353">
                <text:p>0.255353</text:p>
              </table:table-cell>
              <table:table-cell office:value-type="float" office:value="2.80387">
                <text:p>2.8038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303269">
                <text:p>0.0303269</text:p>
              </table:table-cell>
              <table:table-cell office:value-type="float" office:value="0.402124">
                <text:p>0.402124</text:p>
              </table:table-cell>
              <table:table-cell office:value-type="float" office:value="3.01593">
                <text:p>3.0159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542007">
                <text:p>0.0542007</text:p>
              </table:table-cell>
              <table:table-cell office:value-type="float" office:value="0.552234">
                <text:p>0.552234</text:p>
              </table:table-cell>
              <table:table-cell office:value-type="float" office:value="2.94525">
                <text:p>2.9452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853886">
                <text:p>0.0853886</text:p>
              </table:table-cell>
              <table:table-cell office:value-type="float" office:value="0.692722">
                <text:p>0.692722</text:p>
              </table:table-cell>
              <table:table-cell office:value-type="float" office:value="2.63894">
                <text:p>2.6389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123135">
                <text:p>0.123135</text:p>
              </table:table-cell>
              <table:table-cell office:value-type="float" office:value="0.812986">
                <text:p>0.812986</text:p>
              </table:table-cell>
              <table:table-cell office:value-type="float" office:value="2.14414">
                <text:p>2.1441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166211">
                <text:p>0.166211</text:p>
              </table:table-cell>
              <table:table-cell office:value-type="float" office:value="0.90478">
                <text:p>0.90478</text:p>
              </table:table-cell>
              <table:table-cell office:value-type="float" office:value="1.50797">
                <text:p>1.5079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213038">
                <text:p>0.213038</text:p>
              </table:table-cell>
              <table:table-cell office:value-type="float" office:value="0.962212">
                <text:p>0.962212</text:p>
              </table:table-cell>
              <table:table-cell office:value-type="float" office:value="0.777549">
                <text:p>0.77754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2618">
                <text:p>0.2618</text:p>
              </table:table-cell>
              <table:table-cell office:value-type="float" office:value="0.981749">
                <text:p>0.98174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310561">
                <text:p>0.310561</text:p>
              </table:table-cell>
              <table:table-cell office:value-type="float" office:value="0.962213">
                <text:p>0.962213</text:p>
              </table:table-cell>
              <table:table-cell office:value-type="float" office:value="-0.77754">
                <text:p>-0.7775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357388">
                <text:p>0.357388</text:p>
              </table:table-cell>
              <table:table-cell office:value-type="float" office:value="0.904781">
                <text:p>0.904781</text:p>
              </table:table-cell>
              <table:table-cell office:value-type="float" office:value="-1.50796">
                <text:p>-1.5079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400465">
                <text:p>0.400465</text:p>
              </table:table-cell>
              <table:table-cell office:value-type="float" office:value="0.812988">
                <text:p>0.812988</text:p>
              </table:table-cell>
              <table:table-cell office:value-type="float" office:value="-2.14413">
                <text:p>-2.1441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438211">
                <text:p>0.438211</text:p>
              </table:table-cell>
              <table:table-cell office:value-type="float" office:value="0.692724">
                <text:p>0.692724</text:p>
              </table:table-cell>
              <table:table-cell office:value-type="float" office:value="-2.63894">
                <text:p>-2.6389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469399">
                <text:p>0.469399</text:p>
              </table:table-cell>
              <table:table-cell office:value-type="float" office:value="0.552235">
                <text:p>0.552235</text:p>
              </table:table-cell>
              <table:table-cell office:value-type="float" office:value="-2.94524">
                <text:p>-2.9452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493273">
                <text:p>0.493273</text:p>
              </table:table-cell>
              <table:table-cell office:value-type="float" office:value="0.402126">
                <text:p>0.402126</text:p>
              </table:table-cell>
              <table:table-cell office:value-type="float" office:value="-3.01593">
                <text:p>-3.0159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509666">
                <text:p>0.509666</text:p>
              </table:table-cell>
              <table:table-cell office:value-type="float" office:value="0.255355">
                <text:p>0.255355</text:p>
              </table:table-cell>
              <table:table-cell office:value-type="float" office:value="-2.80388">
                <text:p>-2.8038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19118">
                <text:p>0.519118</text:p>
              </table:table-cell>
              <table:table-cell office:value-type="float" office:value="0.127236">
                <text:p>0.127236</text:p>
              </table:table-cell>
              <table:table-cell office:value-type="float" office:value="-2.26196">
                <text:p>-2.2619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22994">
                <text:p>0.522994</text:p>
              </table:table-cell>
              <table:table-cell office:value-type="float" office:value="0.035442">
                <text:p>0.035442</text:p>
              </table:table-cell>
              <table:table-cell office:value-type="float" office:value="-1.34305">
                <text:p>-1.3430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23602">
                <text:p>0.523602</text:p>
              </table:table-cell>
              <table:table-cell office:value-type="float" office:value="0.000008">
                <text:p>0.000008</text:p>
              </table:table-cell>
              <table:table-cell office:value-type="float" office:value="2.58567">
                <text:p>2.58567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523578">
                <text:p>0.523578</text:p>
              </table:table-cell>
              <table:table-cell office:value-type="float" office:value="-0.00139775">
                <text:p>-0.00139775</text:p>
              </table:table-cell>
              <table:table-cell office:value-type="float" office:value="2.64097">
                <text:p>2.64097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523418">
                <text:p>0.523418</text:p>
              </table:table-cell>
              <table:table-cell office:value-type="float" office:value="-0.00542713">
                <text:p>-0.00542713</text:p>
              </table:table-cell>
              <table:table-cell office:value-type="float" office:value="2.69065">
                <text:p>2.69065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522997">
                <text:p>0.522997</text:p>
              </table:table-cell>
              <table:table-cell office:value-type="float" office:value="-0.0118038">
                <text:p>-0.0118038</text:p>
              </table:table-cell>
              <table:table-cell office:value-type="float" office:value="2.73489">
                <text:p>2.7348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522203">
                <text:p>0.522203</text:p>
              </table:table-cell>
              <table:table-cell office:value-type="float" office:value="-0.0202611">
                <text:p>-0.0202611</text:p>
              </table:table-cell>
              <table:table-cell office:value-type="float" office:value="2.7739">
                <text:p>2.7739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52094">
                <text:p>0.52094</text:p>
              </table:table-cell>
              <table:table-cell office:value-type="float" office:value="-0.0305421">
                <text:p>-0.0305421</text:p>
              </table:table-cell>
              <table:table-cell office:value-type="float" office:value="2.80787">
                <text:p>2.8078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519123">
                <text:p>0.519123</text:p>
              </table:table-cell>
              <table:table-cell office:value-type="float" office:value="-0.0423995">
                <text:p>-0.0423995</text:p>
              </table:table-cell>
              <table:table-cell office:value-type="float" office:value="2.83699">
                <text:p>2.83699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516678">
                <text:p>0.516678</text:p>
              </table:table-cell>
              <table:table-cell office:value-type="float" office:value="-0.0555957">
                <text:p>-0.0555957</text:p>
              </table:table-cell>
              <table:table-cell office:value-type="float" office:value="2.86146">
                <text:p>2.8614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513544">
                <text:p>0.513544</text:p>
              </table:table-cell>
              <table:table-cell office:value-type="float" office:value="-0.069903">
                <text:p>-0.069903</text:p>
              </table:table-cell>
              <table:table-cell office:value-type="float" office:value="2.88146">
                <text:p>2.88146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0.509673">
                <text:p>0.509673</text:p>
              </table:table-cell>
              <table:table-cell office:value-type="float" office:value="-0.0851031">
                <text:p>-0.0851031</text:p>
              </table:table-cell>
              <table:table-cell office:value-type="float" office:value="2.8972">
                <text:p>2.897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505023">
                <text:p>0.505023</text:p>
              </table:table-cell>
              <table:table-cell office:value-type="float" office:value="-0.100988">
                <text:p>-0.100988</text:p>
              </table:table-cell>
              <table:table-cell office:value-type="float" office:value="2.90887">
                <text:p>2.90887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0.499566">
                <text:p>0.499566</text:p>
              </table:table-cell>
              <table:table-cell office:value-type="float" office:value="-0.117358">
                <text:p>-0.117358</text:p>
              </table:table-cell>
              <table:table-cell office:value-type="float" office:value="2.91666">
                <text:p>2.9166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493282">
                <text:p>0.493282</text:p>
              </table:table-cell>
              <table:table-cell office:value-type="float" office:value="-0.134024">
                <text:p>-0.134024</text:p>
              </table:table-cell>
              <table:table-cell office:value-type="float" office:value="2.92076">
                <text:p>2.92076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0.486161">
                <text:p>0.486161</text:p>
              </table:table-cell>
              <table:table-cell office:value-type="float" office:value="-0.150808">
                <text:p>-0.150808</text:p>
              </table:table-cell>
              <table:table-cell office:value-type="float" office:value="2.92138">
                <text:p>2.92138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478202">
                <text:p>0.478202</text:p>
              </table:table-cell>
              <table:table-cell office:value-type="float" office:value="-0.167539">
                <text:p>-0.167539</text:p>
              </table:table-cell>
              <table:table-cell office:value-type="float" office:value="2.9187">
                <text:p>2.9187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0.469411">
                <text:p>0.469411</text:p>
              </table:table-cell>
              <table:table-cell office:value-type="float" office:value="-0.184058">
                <text:p>-0.184058</text:p>
              </table:table-cell>
              <table:table-cell office:value-type="float" office:value="2.91291">
                <text:p>2.91291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459802">
                <text:p>0.459802</text:p>
              </table:table-cell>
              <table:table-cell office:value-type="float" office:value="-0.200214">
                <text:p>-0.200214</text:p>
              </table:table-cell>
              <table:table-cell office:value-type="float" office:value="2.90421">
                <text:p>2.90421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0.449398">
                <text:p>0.449398</text:p>
              </table:table-cell>
              <table:table-cell office:value-type="float" office:value="-0.215866">
                <text:p>-0.215866</text:p>
              </table:table-cell>
              <table:table-cell office:value-type="float" office:value="2.8928">
                <text:p>2.8928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438226">
                <text:p>0.438226</text:p>
              </table:table-cell>
              <table:table-cell office:value-type="float" office:value="-0.230884">
                <text:p>-0.230884</text:p>
              </table:table-cell>
              <table:table-cell office:value-type="float" office:value="2.87887">
                <text:p>2.87887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0.426322">
                <text:p>0.426322</text:p>
              </table:table-cell>
              <table:table-cell office:value-type="float" office:value="-0.245147">
                <text:p>-0.245147</text:p>
              </table:table-cell>
              <table:table-cell office:value-type="float" office:value="2.86262">
                <text:p>2.862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13726">
                <text:p>0.413726</text:p>
              </table:table-cell>
              <table:table-cell office:value-type="float" office:value="-0.258542">
                <text:p>-0.258542</text:p>
              </table:table-cell>
              <table:table-cell office:value-type="float" office:value="2.84422">
                <text:p>2.84422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0.400484">
                <text:p>0.400484</text:p>
              </table:table-cell>
              <table:table-cell office:value-type="float" office:value="-0.270969">
                <text:p>-0.270969</text:p>
              </table:table-cell>
              <table:table-cell office:value-type="float" office:value="2.82389">
                <text:p>2.82389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386647">
                <text:p>0.386647</text:p>
              </table:table-cell>
              <table:table-cell office:value-type="float" office:value="-0.282334">
                <text:p>-0.282334</text:p>
              </table:table-cell>
              <table:table-cell office:value-type="float" office:value="2.80182">
                <text:p>2.80182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0.37227">
                <text:p>0.37227</text:p>
              </table:table-cell>
              <table:table-cell office:value-type="float" office:value="-0.292557">
                <text:p>-0.292557</text:p>
              </table:table-cell>
              <table:table-cell office:value-type="float" office:value="2.77819">
                <text:p>2.77819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357412">
                <text:p>0.357412</text:p>
              </table:table-cell>
              <table:table-cell office:value-type="float" office:value="-0.301563">
                <text:p>-0.301563</text:p>
              </table:table-cell>
              <table:table-cell office:value-type="float" office:value="2.75321">
                <text:p>2.75321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.342135">
                <text:p>0.342135</text:p>
              </table:table-cell>
              <table:table-cell office:value-type="float" office:value="-0.30929">
                <text:p>-0.30929</text:p>
              </table:table-cell>
              <table:table-cell office:value-type="float" office:value="2.72706">
                <text:p>2.72706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326505">
                <text:p>0.326505</text:p>
              </table:table-cell>
              <table:table-cell office:value-type="float" office:value="-0.315684">
                <text:p>-0.315684</text:p>
              </table:table-cell>
              <table:table-cell office:value-type="float" office:value="2.69994">
                <text:p>2.69994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0.310589">
                <text:p>0.310589</text:p>
              </table:table-cell>
              <table:table-cell office:value-type="float" office:value="-0.320703">
                <text:p>-0.320703</text:p>
              </table:table-cell>
              <table:table-cell office:value-type="float" office:value="2.67205">
                <text:p>2.6720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294458">
                <text:p>0.294458</text:p>
              </table:table-cell>
              <table:table-cell office:value-type="float" office:value="-0.324311">
                <text:p>-0.324311</text:p>
              </table:table-cell>
              <table:table-cell office:value-type="float" office:value="2.64357">
                <text:p>2.64357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0.278182">
                <text:p>0.278182</text:p>
              </table:table-cell>
              <table:table-cell office:value-type="float" office:value="-0.326485">
                <text:p>-0.326485</text:p>
              </table:table-cell>
              <table:table-cell office:value-type="float" office:value="2.61471">
                <text:p>2.6147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261834">
                <text:p>0.261834</text:p>
              </table:table-cell>
              <table:table-cell office:value-type="float" office:value="-0.327211">
                <text:p>-0.327211</text:p>
              </table:table-cell>
              <table:table-cell office:value-type="float" office:value="2.58565">
                <text:p>2.58565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0.245485">
                <text:p>0.245485</text:p>
              </table:table-cell>
              <table:table-cell office:value-type="float" office:value="-0.326482">
                <text:p>-0.326482</text:p>
              </table:table-cell>
              <table:table-cell office:value-type="float" office:value="2.55659">
                <text:p>2.55659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22921">
                <text:p>0.22921</text:p>
              </table:table-cell>
              <table:table-cell office:value-type="float" office:value="-0.324305">
                <text:p>-0.324305</text:p>
              </table:table-cell>
              <table:table-cell office:value-type="float" office:value="2.52773">
                <text:p>2.52773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0.213079">
                <text:p>0.213079</text:p>
              </table:table-cell>
              <table:table-cell office:value-type="float" office:value="-0.320694">
                <text:p>-0.320694</text:p>
              </table:table-cell>
              <table:table-cell office:value-type="float" office:value="2.49925">
                <text:p>2.4992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197164">
                <text:p>0.197164</text:p>
              </table:table-cell>
              <table:table-cell office:value-type="float" office:value="-0.315672">
                <text:p>-0.315672</text:p>
              </table:table-cell>
              <table:table-cell office:value-type="float" office:value="2.47136">
                <text:p>2.47136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0.181534">
                <text:p>0.181534</text:p>
              </table:table-cell>
              <table:table-cell office:value-type="float" office:value="-0.309275">
                <text:p>-0.309275</text:p>
              </table:table-cell>
              <table:table-cell office:value-type="float" office:value="2.44424">
                <text:p>2.44424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166259">
                <text:p>0.166259</text:p>
              </table:table-cell>
              <table:table-cell office:value-type="float" office:value="-0.301545">
                <text:p>-0.301545</text:p>
              </table:table-cell>
              <table:table-cell office:value-type="float" office:value="2.41809">
                <text:p>2.41809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0.151401">
                <text:p>0.151401</text:p>
              </table:table-cell>
              <table:table-cell office:value-type="float" office:value="-0.292536">
                <text:p>-0.292536</text:p>
              </table:table-cell>
              <table:table-cell office:value-type="float" office:value="2.39311">
                <text:p>2.39311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137025">
                <text:p>0.137025</text:p>
              </table:table-cell>
              <table:table-cell office:value-type="float" office:value="-0.28231">
                <text:p>-0.28231</text:p>
              </table:table-cell>
              <table:table-cell office:value-type="float" office:value="2.36948">
                <text:p>2.36948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0.123189">
                <text:p>0.123189</text:p>
              </table:table-cell>
              <table:table-cell office:value-type="float" office:value="-0.270942">
                <text:p>-0.270942</text:p>
              </table:table-cell>
              <table:table-cell office:value-type="float" office:value="2.34741">
                <text:p>2.347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09949">
                <text:p>0.109949</text:p>
              </table:table-cell>
              <table:table-cell office:value-type="float" office:value="-0.258512">
                <text:p>-0.258512</text:p>
              </table:table-cell>
              <table:table-cell office:value-type="float" office:value="2.32708">
                <text:p>2.32708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0.0973543">
                <text:p>0.0973543</text:p>
              </table:table-cell>
              <table:table-cell office:value-type="float" office:value="-0.245114">
                <text:p>-0.245114</text:p>
              </table:table-cell>
              <table:table-cell office:value-type="float" office:value="2.30868">
                <text:p>2.30868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0854519">
                <text:p>0.0854519</text:p>
              </table:table-cell>
              <table:table-cell office:value-type="float" office:value="-0.230848">
                <text:p>-0.230848</text:p>
              </table:table-cell>
              <table:table-cell office:value-type="float" office:value="2.29243">
                <text:p>2.29243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0.0742821">
                <text:p>0.0742821</text:p>
              </table:table-cell>
              <table:table-cell office:value-type="float" office:value="-0.215827">
                <text:p>-0.215827</text:p>
              </table:table-cell>
              <table:table-cell office:value-type="float" office:value="2.2785">
                <text:p>2.278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0638798">
                <text:p>0.0638798</text:p>
              </table:table-cell>
              <table:table-cell office:value-type="float" office:value="-0.200172">
                <text:p>-0.200172</text:p>
              </table:table-cell>
              <table:table-cell office:value-type="float" office:value="2.26709">
                <text:p>2.26709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0.0542734">
                <text:p>0.0542734</text:p>
              </table:table-cell>
              <table:table-cell office:value-type="float" office:value="-0.184013">
                <text:p>-0.184013</text:p>
              </table:table-cell>
              <table:table-cell office:value-type="float" office:value="2.25839">
                <text:p>2.25839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0454846">
                <text:p>0.0454846</text:p>
              </table:table-cell>
              <table:table-cell office:value-type="float" office:value="-0.167491">
                <text:p>-0.167491</text:p>
              </table:table-cell>
              <table:table-cell office:value-type="float" office:value="2.2526">
                <text:p>2.2526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0.0375278">
                <text:p>0.0375278</text:p>
              </table:table-cell>
              <table:table-cell office:value-type="float" office:value="-0.150757">
                <text:p>-0.150757</text:p>
              </table:table-cell>
              <table:table-cell office:value-type="float" office:value="2.24992">
                <text:p>2.24992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0304097">
                <text:p>0.0304097</text:p>
              </table:table-cell>
              <table:table-cell office:value-type="float" office:value="-0.13397">
                <text:p>-0.13397</text:p>
              </table:table-cell>
              <table:table-cell office:value-type="float" office:value="2.25054">
                <text:p>2.25054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0.0241288">
                <text:p>0.0241288</text:p>
              </table:table-cell>
              <table:table-cell office:value-type="float" office:value="-0.117301">
                <text:p>-0.117301</text:p>
              </table:table-cell>
              <table:table-cell office:value-type="float" office:value="2.25464">
                <text:p>2.2546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0186747">
                <text:p>0.0186747</text:p>
              </table:table-cell>
              <table:table-cell office:value-type="float" office:value="-0.100928">
                <text:p>-0.100928</text:p>
              </table:table-cell>
              <table:table-cell office:value-type="float" office:value="2.26243">
                <text:p>2.26243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0.014028">
                <text:p>0.014028</text:p>
              </table:table-cell>
              <table:table-cell office:value-type="float" office:value="-0.0850401">
                <text:p>-0.0850401</text:p>
              </table:table-cell>
              <table:table-cell office:value-type="float" office:value="2.2741">
                <text:p>2.2741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0101593">
                <text:p>0.0101593</text:p>
              </table:table-cell>
              <table:table-cell office:value-type="float" office:value="-0.069837">
                <text:p>-0.069837</text:p>
              </table:table-cell>
              <table:table-cell office:value-type="float" office:value="2.28984">
                <text:p>2.28984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0.00702938">
                <text:p>0.00702938</text:p>
              </table:table-cell>
              <table:table-cell office:value-type="float" office:value="-0.0555267">
                <text:p>-0.0555267</text:p>
              </table:table-cell>
              <table:table-cell office:value-type="float" office:value="2.30984">
                <text:p>2.30984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00458812">
                <text:p>0.00458812</text:p>
              </table:table-cell>
              <table:table-cell office:value-type="float" office:value="-0.0423275">
                <text:p>-0.0423275</text:p>
              </table:table-cell>
              <table:table-cell office:value-type="float" office:value="2.33431">
                <text:p>2.33431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0.00277433">
                <text:p>0.00277433</text:p>
              </table:table-cell>
              <table:table-cell office:value-type="float" office:value="-0.0304671">
                <text:p>-0.0304671</text:p>
              </table:table-cell>
              <table:table-cell office:value-type="float" office:value="2.36343">
                <text:p>2.36343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00151515">
                <text:p>0.00151515</text:p>
              </table:table-cell>
              <table:table-cell office:value-type="float" office:value="-0.0201831">
                <text:p>-0.0201831</text:p>
              </table:table-cell>
              <table:table-cell office:value-type="float" office:value="2.3974">
                <text:p>2.3974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0.000725628">
                <text:p>0.000725628</text:p>
              </table:table-cell>
              <table:table-cell office:value-type="float" office:value="-0.0117228">
                <text:p>-0.0117228</text:p>
              </table:table-cell>
              <table:table-cell office:value-type="float" office:value="2.43641">
                <text:p>2.43641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000308197">
                <text:p>0.000308197</text:p>
              </table:table-cell>
              <table:table-cell office:value-type="float" office:value="-0.00534313">
                <text:p>-0.00534313</text:p>
              </table:table-cell>
              <table:table-cell office:value-type="float" office:value="2.48065">
                <text:p>2.48065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0.000152199">
                <text:p>0.000152199</text:p>
              </table:table-cell>
              <table:table-cell office:value-type="float" office:value="-0.00131075">
                <text:p>-0.00131075</text:p>
              </table:table-cell>
              <table:table-cell office:value-type="float" office:value="2.53033">
                <text:p>2.530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334">
                <text:p>0.0001334</text:p>
              </table:table-cell>
              <table:table-cell office:value-type="float" office:value="0.000098">
                <text:p>0.000098</text:p>
              </table:table-cell>
              <table:table-cell office:value-type="float" office:value="2.58563">
                <text:p>2.585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